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min-height="13.106cm" fo:min-width="16.301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round" draw:fill="solid" draw:fill-color="#eaeaea" draw:textarea-horizontal-align="left" draw:textarea-vertical-align="middle" draw:auto-grow-height="false" fo:min-height="1.416cm" fo:min-width="2.163cm" fo:padding-top="0.13cm" fo:padding-bottom="0.13cm" fo:padding-left="0.25cm" fo:padding-right="0.25cm" fo:wrap-option="no-wrap" draw:shadow-color="#808080"/>
    </style:style>
    <style:style style:name="gr4"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round" draw:fill="solid" draw:fill-color="#eaeaea" draw:textarea-horizontal-align="left" draw:textarea-vertical-align="middle" draw:auto-grow-height="false" fo:min-height="1.415cm" fo:min-width="2.164cm" fo:padding-top="0.13cm" fo:padding-bottom="0.13cm" fo:padding-left="0.25cm" fo:padding-right="0.25cm" fo:wrap-option="no-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7" style:family="graphic" style:parent-style-name="standard">
      <style:graphic-properties draw:stroke="solid" svg:stroke-width="0.168cm" svg:stroke-color="#000000" svg:stroke-opacity="100%" draw:stroke-linejoin="round" draw:fill="solid" draw:fill-color="#eaeaea" draw:textarea-horizontal-align="left" draw:textarea-vertical-align="middle" draw:auto-grow-height="false" fo:min-height="1.72cm" fo:min-width="2.291cm" fo:padding-top="0.13cm" fo:padding-bottom="0.13cm" fo:padding-left="0.25cm" fo:padding-right="0.25cm" fo:wrap-option="no-wrap" draw:shadow-color="#808080"/>
    </style:style>
    <style:style style:name="gr8"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9"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1" style:family="graphic" style:parent-style-name="standard">
      <style:graphic-properties draw:stroke="solid" svg:stroke-width="0.071cm" svg:stroke-color="#000000" draw:marker-end="msArrowEnd_20_5" draw:marker-end-width="0.213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draw:start-line-spacing-horizontal="0cm" draw:start-line-spacing-vertical="0cm" draw:end-line-spacing-horizontal="0cm" draw:end-line-spacing-vertical="0cm"/>
    </style:style>
    <style:style style:name="gr12"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3" style:family="graphic" style:parent-style-name="standard">
      <style:graphic-properties draw:stroke="solid" svg:stroke-width="0.071cm" svg:stroke-color="#000000" draw:marker-start="msArrowEnd_20_5" draw:marker-start-width="0.213cm" draw:marker-start-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draw:start-line-spacing-horizontal="0cm" draw:start-line-spacing-vertical="0cm" draw:end-line-spacing-horizontal="0cm" draw:end-line-spacing-vertical="0cm"/>
    </style:style>
    <style:style style:name="gr14"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5"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7"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44cm" fo:min-width="1.154cm" fo:padding-top="0.13cm" fo:padding-bottom="0.13cm" fo:padding-left="0.25cm" fo:padding-right="0.25cm" fo:wrap-option="no-wrap" draw:shadow-color="#808080"/>
    </style:style>
    <style:style style:name="gr18" style:family="graphic" style:parent-style-name="standard">
      <style:graphic-properties draw:stroke="solid" svg:stroke-width="0.106cm" svg:stroke-color="#000000" svg:stroke-opacity="100%" draw:stroke-linejoin="miter" draw:fill="solid" draw:fill-color="#ffffff" draw:textarea-horizontal-align="left" draw:textarea-vertical-align="middle" draw:auto-grow-height="false" fo:min-height="1.001cm" fo:min-width="0.541cm" fo:padding-top="0.13cm" fo:padding-bottom="0.13cm" fo:padding-left="0.25cm" fo:padding-right="0.25cm" fo:wrap-option="no-wrap" draw:shadow-color="#808080"/>
    </style:style>
    <style:style style:name="gr19"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0"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1.032cm" fo:min-width="0.492cm" fo:padding-top="0.13cm" fo:padding-bottom="0.13cm" fo:padding-left="0.25cm" fo:padding-right="0.25cm" fo:wrap-option="no-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2"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43cm" fo:min-width="1.154cm" fo:padding-top="0.13cm" fo:padding-bottom="0.13cm" fo:padding-left="0.25cm" fo:padding-right="0.25cm" fo:wrap-option="no-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5"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067cm" fo:min-width="1.299cm" fo:padding-top="0.13cm" fo:padding-bottom="0.13cm" fo:padding-left="0.25cm" fo:padding-right="0.25cm" fo:wrap-option="no-wrap" draw:shadow-color="#808080"/>
    </style:style>
    <style:style style:name="gr26" style:family="graphic" style:parent-style-name="standard"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style>
    <style:style style:name="gr27" style:family="graphic" style:parent-style-name="standard"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style>
    <style:style style:name="gr28" style:family="graphic" style:parent-style-name="standard"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style>
    <style:style style:name="gr29"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1.032cm" fo:min-width="0.493cm" fo:padding-top="0.13cm" fo:padding-bottom="0.13cm" fo:padding-left="0.25cm" fo:padding-right="0.25cm" fo:wrap-option="no-wrap" draw:shadow-color="#808080"/>
    </style:style>
    <style:style style:name="gr30"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31" style:family="graphic" style:parent-style-name="standard">
      <style:graphic-properties draw:stroke="solid" svg:stroke-width="0.168cm" svg:stroke-color="#000000" draw:stroke-linejoin="round" draw:fill="solid" draw:fill-color="#eaeaea" draw:textarea-vertical-align="middle" draw:auto-grow-height="false" draw:fit-to-size="false" fo:min-height="1.612cm" fo:min-width="2.253cm" fo:padding-top="0.087cm" fo:padding-bottom="0.087cm" fo:padding-left="0.174cm" fo:padding-right="0.174cm" fo:wrap-option="no-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fo:min-height="0.398cm" fo:min-width="1.033cm" fo:padding-top="0.087cm" fo:padding-bottom="0.087cm" fo:padding-left="0.174cm" fo:padding-right="0.174cm" fo:wrap-option="no-wrap"/>
    </style:style>
    <style:style style:name="gr33" style:family="graphic" style:parent-style-name="standard">
      <style:graphic-properties draw:stroke="solid" svg:stroke-width="0.106cm" svg:stroke-color="#000000" draw:stroke-linejoin="miter" draw:fill="solid" draw:fill-color="#ffffff" draw:textarea-vertical-align="middle" draw:auto-grow-height="false" draw:fit-to-size="false" fo:min-height="1.089cm" fo:min-width="0.692cm" fo:padding-top="0.087cm" fo:padding-bottom="0.087cm" fo:padding-left="0.174cm" fo:padding-right="0.174cm" fo:wrap-option="no-wrap"/>
    </style:style>
    <style:style style:name="gr34" style:family="graphic" style:parent-style-name="standard">
      <style:graphic-properties draw:stroke="solid" svg:stroke-width="0.026cm" svg:stroke-color="#000000" draw:stroke-linejoin="miter" draw:fill="solid" draw:fill-color="#ffffff" draw:textarea-vertical-align="middle" draw:auto-grow-height="false" draw:fit-to-size="false" fo:min-height="1.119cm" fo:min-width="0.642cm" fo:padding-top="0.087cm" fo:padding-bottom="0.087cm" fo:padding-left="0.174cm" fo:padding-right="0.174cm" fo:wrap-option="no-wrap"/>
    </style:style>
    <style:style style:name="gr35" style:family="graphic" style:parent-style-name="standard">
      <style:graphic-properties draw:stroke="solid" svg:stroke-width="0.026cm" svg:stroke-color="#000000" draw:stroke-linejoin="miter" draw:fill="none" draw:textarea-vertical-align="middle" draw:auto-grow-height="false" draw:fit-to-size="false" fo:min-height="0.457cm" fo:min-width="1.146cm" fo:padding-top="0.087cm" fo:padding-bottom="0.087cm" fo:padding-left="0.174cm" fo:padding-right="0.174cm" fo:wrap-option="no-wrap"/>
    </style:style>
    <style:style style:name="gr36" style:family="graphic" style:parent-style-name="standard">
      <style:graphic-properties draw:stroke="solid" svg:stroke-width="0.035cm" svg:stroke-color="#5b9bd5" draw:stroke-linejoin="miter" draw:fill="solid" draw:fill-color="#ffffff" draw:textarea-vertical-align="middle" draw:auto-grow-height="false" draw:fit-to-size="false" fo:min-height="1.688cm" fo:min-width="4.109cm" fo:padding-top="0.125cm" fo:padding-bottom="0.125cm" fo:padding-left="0.25cm" fo:padding-right="0.25cm" fo:wrap-option="wrap"/>
    </style:style>
    <style:style style:name="gr37"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35cm" svg:stroke-color="#5b9bd5" draw:stroke-linejoin="miter" draw:fill="solid" draw:fill-color="#ffffff" draw:textarea-vertical-align="middle" draw:auto-grow-height="false" draw:fit-to-size="false" fo:min-height="1.688cm" fo:min-width="5.275cm" fo:padding-top="0.125cm" fo:padding-bottom="0.125cm" fo:padding-left="0.25cm" fo:padding-right="0.25cm" fo:wrap-option="wrap"/>
    </style:style>
    <style:style style:name="gr39"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35cm" svg:stroke-color="#5b9bd5" draw:stroke-linejoin="miter" draw:fill="solid" draw:fill-color="#ffffff" draw:textarea-vertical-align="middle" draw:auto-grow-height="false" draw:fit-to-size="false" fo:min-height="1.688cm" fo:min-width="4.099cm" fo:padding-top="0.125cm" fo:padding-bottom="0.125cm" fo:padding-left="0.25cm" fo:padding-right="0.25cm" fo:wrap-option="wrap"/>
    </style:style>
    <style:style style:name="gr41"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5b9bd5" draw:stroke-linejoin="miter" draw:fill="solid" draw:fill-color="#ffffff" draw:textarea-vertical-align="middle" draw:auto-grow-height="false" draw:fit-to-size="false" fo:min-height="2.903cm" fo:min-width="5.013cm" fo:padding-top="0.125cm" fo:padding-bottom="0.125cm" fo:padding-left="0.25cm" fo:padding-right="0.25cm" fo:wrap-option="wrap"/>
    </style:style>
    <style:style style:name="gr43"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4" style:family="graphic" style:parent-style-name="standard">
      <style:graphic-properties draw:stroke="solid" svg:stroke-width="0.035cm" svg:stroke-color="#5b9bd5" draw:stroke-linejoin="miter" draw:fill="solid" draw:fill-color="#ffffff" draw:textarea-vertical-align="middle" draw:auto-grow-height="false" draw:fit-to-size="false" fo:min-height="2.482cm" fo:min-width="4.18cm" fo:padding-top="0.125cm" fo:padding-bottom="0.125cm" fo:padding-left="0.25cm" fo:padding-right="0.25cm" fo:wrap-option="wrap"/>
    </style:style>
    <style:style style:name="gr45"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6" style:family="graphic" style:parent-style-name="standard">
      <style:graphic-properties draw:stroke="solid" svg:stroke-width="0.018cm" svg:stroke-color="#5b9bd5" svg:stroke-opacity="100%" draw:stroke-linejoin="miter" draw:fill="gradient" draw:fill-color="#549ada" draw:fill-gradient-name="Gradient_20_2" draw:textarea-horizontal-align="left" draw:textarea-vertical-align="middle" draw:auto-grow-height="false" fo:min-height="0.15cm" fo:min-width="0.021cm" fo:padding-top="0.13cm" fo:padding-bottom="0.13cm" fo:padding-left="0.25cm" fo:padding-right="0.25cm" fo:wrap-option="no-wrap" draw:shadow-color="#808080"/>
    </style:style>
    <style:style style:name="gr47"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48"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49" style:family="graphic" style:parent-style-name="standard">
      <style:graphic-properties draw:stroke="solid" svg:stroke-width="0.018cm" svg:stroke-color="#5b9bd5" svg:stroke-opacity="100%" draw:stroke-linejoin="miter" draw:fill="gradient" draw:fill-color="#549ada" draw:fill-gradient-name="Gradient_20_2" draw:textarea-horizontal-align="left" draw:textarea-vertical-align="middle" draw:auto-grow-height="false" fo:min-height="0.151cm" fo:min-width="0.021cm" fo:padding-top="0.13cm" fo:padding-bottom="0.13cm" fo:padding-left="0.25cm" fo:padding-right="0.25cm" fo:wrap-option="no-wrap" draw:shadow-color="#808080"/>
    </style:style>
    <style:style style:name="gr50"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2"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4"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5" style:family="graphic" style:parent-style-name="standard">
      <style:graphic-properties draw:stroke="solid" svg:stroke-width="0.018cm" svg:stroke-color="#5b9bd5" svg:stroke-opacity="100%" draw:stroke-linejoin="miter" draw:fill="gradient" draw:fill-color="#549ada" draw:fill-gradient-name="Gradient_20_2" draw:textarea-horizontal-align="left" draw:textarea-vertical-align="middle" draw:auto-grow-height="false" fo:min-height="0.15cm" fo:min-width="0.02cm" fo:padding-top="0.13cm" fo:padding-bottom="0.13cm" fo:padding-left="0.25cm" fo:padding-right="0.25cm" fo:wrap-option="no-wrap" draw:shadow-color="#808080"/>
    </style:style>
    <style:style style:name="gr56"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7" style:family="graphic" style:parent-style-name="standard">
      <style:graphic-properties draw:stroke="solid" svg:stroke-width="0.018cm" svg:stroke-color="#5b9bd5" svg:stroke-opacity="100%" draw:stroke-linejoin="miter" draw:fill="gradient" draw:fill-color="#549ada" draw:fill-gradient-name="Gradient_20_2" draw:textarea-horizontal-align="left" draw:textarea-vertical-align="middle" draw:auto-grow-height="false" fo:min-height="0.106cm" fo:min-width="0cm" fo:padding-top="0.13cm" fo:padding-bottom="0.13cm" fo:padding-left="0.25cm" fo:padding-right="0.25cm" fo:wrap-option="no-wrap" draw:shadow-color="#808080"/>
    </style:style>
    <style:style style:name="gr58"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9"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64" style:family="graphic" style:parent-style-name="standard">
      <style:graphic-properties draw:stroke="solid" svg:stroke-width="0.035cm" svg:stroke-color="#5b9bd5"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graphic-properties draw:stroke="solid" svg:stroke-width="0.035cm" svg:stroke-color="#5b9bd5" draw:marker-end="msArrowOpenEnd_20_5" draw:marker-end-width="0.315cm" draw:marker-end-center="false" svg:stroke-opacity="100%" draw:stroke-linejoin="miter" draw:fill="none" draw:fill-color="#ffffff" draw:textarea-horizontal-align="left" draw:textarea-vertical-align="middle" draw:auto-grow-height="false" fo:padding-top="0.13cm" fo:padding-bottom="0.13cm" fo:padding-left="0.25cm" fo:padding-right="0.25cm" fo:wrap-option="no-wrap" draw:shadow-color="#808080" draw:start-line-spacing-horizontal="0cm" draw:start-line-spacing-vertical="0cm" draw:end-line-spacing-horizontal="0cm" draw:end-line-spacing-vertical="0cm"/>
    </style:style>
    <style:style style:name="gr66" style:family="graphic" style:parent-style-name="standard">
      <style:graphic-properties draw:stroke="solid" svg:stroke-width="0.035cm" svg:stroke-color="#5b9bd5" draw:marker-start="msArrowOpenEnd_20_5" draw:marker-start-width="0.315cm" draw:marker-start-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graphic-properties draw:stroke="solid" svg:stroke-width="0.035cm" svg:stroke-color="#5b9bd5" svg:stroke-opacity="100%" draw:stroke-linejoin="miter" draw:fill="none" draw:fill-color="#ffffff" draw:textarea-horizontal-align="left" draw:textarea-vertical-align="middle" draw:auto-grow-height="false" fo:padding-top="0.13cm" fo:padding-bottom="0.13cm" fo:padding-left="0.25cm" fo:padding-right="0.25cm" fo:wrap-option="no-wrap" draw:shadow-color="#808080" draw:start-line-spacing-horizontal="0cm" draw:start-line-spacing-vertical="0cm" draw:end-line-spacing-horizontal="0cm" draw:end-line-spacing-vertical="0cm"/>
    </style:style>
    <style:style style:name="gr68"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justify" draw:textarea-vertical-align="middle" draw:auto-grow-height="true" fo:min-height="0cm" fo:min-width="0cm" fo:padding-top="0.125cm" fo:padding-bottom="0.125cm" fo:padding-left="0.25cm" fo:padding-right="0.25cm" fo:wrap-option="wrap" draw:shadow-color="#808080"/>
    </style:style>
    <style:style style:name="gr73" style:family="graphic" style:parent-style-name="standard">
      <style:graphic-properties draw:stroke="solid" svg:stroke-width="0.035cm" svg:stroke-color="#5b9bd5" svg:stroke-opacity="100%" draw:stroke-linejoin="miter" draw:fill="solid" draw:fill-color="#ffffff" draw:textarea-horizontal-align="left" draw:textarea-vertical-align="middle" draw:auto-grow-height="false" fo:min-height="0.763cm" fo:min-width="0.364cm" fo:padding-top="0.13cm" fo:padding-bottom="0.13cm" fo:padding-left="0.25cm" fo:padding-right="0.25cm" fo:wrap-option="no-wrap" draw:shadow-color="#808080"/>
    </style:style>
    <style:style style:name="gr74" style:family="graphic" style:parent-style-name="standard">
      <style:graphic-properties draw:stroke="solid" svg:stroke-width="0.035cm" svg:stroke-color="#5b9bd5" svg:stroke-opacity="100%" draw:stroke-linejoin="miter" draw:fill="solid" draw:fill-color="#ffffff" draw:textarea-horizontal-align="left" draw:textarea-vertical-align="middle" draw:auto-grow-height="false" fo:min-height="0.763cm" fo:min-width="0.457cm" fo:padding-top="0.13cm" fo:padding-bottom="0.13cm" fo:padding-left="0.25cm" fo:padding-right="0.25cm" fo:wrap-option="no-wrap" draw:shadow-color="#808080"/>
    </style:style>
    <style:style style:name="gr75" style:family="graphic" style:parent-style-name="standard" style:list-style-name="L2">
      <style:graphic-properties draw:stroke="none" draw:fill="none" draw:fill-color="#ffffff" draw:textarea-horizontal-align="justify" draw:textarea-vertical-align="middle" draw:auto-grow-height="true" fo:min-height="0cm" fo:min-width="0cm" fo:padding-top="0.125cm" fo:padding-bottom="0.125cm" fo:padding-left="0.25cm" fo:padding-right="0.25cm" fo:wrap-option="wrap" draw:shadow-color="#808080"/>
    </style:style>
    <style:style style:name="gr76" style:family="graphic" style:parent-style-name="standard" style:list-style-name="L2">
      <style:graphic-properties draw:stroke="none" draw:fill="none" draw:fill-color="#ffffff" draw:textarea-horizontal-align="justify" draw:textarea-vertical-align="middle" draw:auto-grow-height="true" fo:min-height="0cm" fo:min-width="0cm" fo:padding-top="0.125cm" fo:padding-bottom="0.125cm" fo:padding-left="0.25cm" fo:padding-right="0.25cm" fo:wrap-option="wrap" draw:shadow-color="#808080"/>
    </style:style>
    <style:style style:name="gr77" style:family="graphic" style:parent-style-name="standard">
      <style:graphic-properties draw:stroke="solid" svg:stroke-width="0.035cm" svg:stroke-color="#5b9bd5" svg:stroke-opacity="100%" draw:stroke-linejoin="miter" draw:fill="solid" draw:fill-color="#ffffff" draw:textarea-horizontal-align="left" draw:textarea-vertical-align="middle" draw:auto-grow-height="false" fo:min-height="0.702cm" fo:min-width="0.395cm" fo:padding-top="0.13cm" fo:padding-bottom="0.13cm" fo:padding-left="0.25cm" fo:padding-right="0.25cm" fo:wrap-option="no-wrap" draw:shadow-color="#808080"/>
    </style:style>
    <style:style style:name="gr78" style:family="graphic" style:parent-style-name="standard">
      <style:graphic-properties draw:stroke="solid" svg:stroke-width="0.035cm" svg:stroke-color="#5b9bd5" svg:stroke-opacity="100%" draw:stroke-linejoin="miter" draw:fill="solid" draw:fill-color="#ffffff" draw:textarea-horizontal-align="left" draw:textarea-vertical-align="middle" draw:auto-grow-height="false" fo:min-height="0.701cm" fo:min-width="0.395cm" fo:padding-top="0.13cm" fo:padding-bottom="0.13cm" fo:padding-left="0.25cm" fo:padding-right="0.25cm" fo:wrap-option="no-wrap" draw:shadow-color="#808080"/>
    </style:style>
    <style:style style:name="gr79"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80"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81"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82"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83"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0.041cm" fo:min-width="0cm" fo:padding-top="0.125cm" fo:padding-bottom="0.125cm" fo:padding-left="0.25cm" fo:padding-right="0.25cm" fo:wrap-option="wrap"/>
    </style:style>
    <style:style style:name="gr84" style:family="graphic" style:parent-style-name="standard">
      <style:graphic-properties draw:stroke="solid" svg:stroke-width="0.035cm" svg:stroke-color="#5b9bd5" draw:stroke-linejoin="miter" draw:fill="solid" draw:fill-color="#ffffff" draw:textarea-vertical-align="middle" draw:auto-grow-height="false" draw:fit-to-size="false" fo:min-height="0.649cm" fo:min-width="0.425cm" fo:padding-top="0.125cm" fo:padding-bottom="0.125cm" fo:padding-left="0.25cm" fo:padding-right="0.25cm" fo:wrap-option="wrap"/>
    </style:style>
    <style:style style:name="gr85" style:family="graphic" style:parent-style-name="standard">
      <style:graphic-properties draw:stroke="solid" svg:stroke-width="0.035cm" svg:stroke-color="#5b9bd5" draw:stroke-linejoin="miter" draw:fill="none" draw:textarea-horizontal-align="center" draw:textarea-vertical-align="top" draw:auto-grow-height="false" fo:padding-top="0.125cm" fo:padding-bottom="0.125cm" fo:padding-left="0.25cm" fo:padding-right="0.25cm" fo:wrap-option="wrap"/>
    </style:style>
    <style:style style:name="gr86" style:family="graphic" style:parent-style-name="standard">
      <style:graphic-properties draw:stroke="solid" svg:stroke-width="0.035cm" svg:stroke-color="#5b9bd5" draw:stroke-linejoin="miter" draw:fill="solid" draw:fill-color="#ffffff" draw:textarea-vertical-align="middle" draw:auto-grow-height="false" draw:fit-to-size="false" fo:min-height="0.749cm" fo:min-width="0.547cm" fo:padding-top="0.125cm" fo:padding-bottom="0.125cm" fo:padding-left="0.25cm" fo:padding-right="0.25cm" fo:wrap-option="wrap"/>
    </style:style>
    <style:style style:name="gr87" style:family="graphic" style:parent-style-name="standard">
      <style:graphic-properties draw:stroke="solid" svg:stroke-width="0.035cm" svg:stroke-color="#5b9bd5" draw:stroke-linejoin="miter" draw:fill="solid" draw:fill-color="#ffffff" draw:textarea-vertical-align="middle" draw:auto-grow-height="false" draw:fit-to-size="false" fo:min-height="0.671cm" fo:min-width="0.427cm" fo:padding-top="0.125cm" fo:padding-bottom="0.125cm" fo:padding-left="0.25cm" fo:padding-right="0.25cm" fo:wrap-option="wrap"/>
    </style:style>
    <style:style style:name="gr88"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0.967cm" fo:min-width="0.643cm" fo:padding-top="0.125cm" fo:padding-bottom="0.125cm" fo:padding-left="0.25cm" fo:padding-right="0.25cm" fo:wrap-option="wrap"/>
    </style:style>
    <style:style style:name="gr89" style:family="graphic" style:parent-style-name="standard">
      <style:graphic-properties draw:stroke="solid" svg:stroke-width="0.035cm" svg:stroke-color="#5b9bd5" draw:stroke-linejoin="miter" draw:fill="solid" draw:fill-color="#ffffff" draw:textarea-vertical-align="middle" draw:auto-grow-height="false" draw:fit-to-size="false" fo:min-height="0.71cm" fo:min-width="0.529cm" fo:padding-top="0.125cm" fo:padding-bottom="0.125cm" fo:padding-left="0.25cm" fo:padding-right="0.25cm" fo:wrap-option="wrap"/>
    </style:style>
    <style:style style:name="gr90"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1.019cm" fo:min-width="0.626cm" fo:padding-top="0.125cm" fo:padding-bottom="0.125cm" fo:padding-left="0.25cm" fo:padding-right="0.25cm" fo:wrap-option="wrap"/>
    </style:style>
    <style:style style:name="gr91" style:family="graphic" style:parent-style-name="standard">
      <style:graphic-properties draw:stroke="solid" svg:stroke-width="0.035cm" svg:stroke-color="#5b9bd5" draw:stroke-linejoin="miter" draw:fill="solid" draw:fill-color="#ffffff" draw:textarea-vertical-align="middle" draw:auto-grow-height="false" draw:fit-to-size="false" fo:min-height="0.29cm" fo:min-width="0.251cm" fo:padding-top="0.125cm" fo:padding-bottom="0.125cm" fo:padding-left="0.25cm" fo:padding-right="0.25cm" fo:wrap-option="wrap"/>
    </style:style>
    <style:style style:name="gr92" style:family="graphic" style:parent-style-name="standard">
      <style:graphic-properties draw:stroke="solid" svg:stroke-width="0.035cm" svg:stroke-color="#5b9bd5" draw:stroke-linejoin="miter" draw:fill="solid" draw:fill-color="#ffffff" draw:textarea-vertical-align="middle" draw:auto-grow-height="false" draw:fit-to-size="false" fo:min-height="0.323cm" fo:min-width="0.436cm" fo:padding-top="0.125cm" fo:padding-bottom="0.125cm" fo:padding-left="0.25cm" fo:padding-right="0.25cm" fo:wrap-option="wrap"/>
    </style:style>
    <style:style style:name="gr93" style:family="graphic" style:parent-style-name="standard">
      <style:graphic-properties draw:stroke="solid" svg:stroke-width="0.035cm" svg:stroke-color="#5b9bd5" draw:stroke-linejoin="miter" draw:fill="solid" draw:fill-color="#bfbfbf" draw:textarea-vertical-align="middle" draw:auto-grow-height="false" draw:fit-to-size="false" fo:min-height="1.828cm" fo:min-width="1.238cm" fo:padding-top="0.125cm" fo:padding-bottom="0.125cm" fo:padding-left="0.25cm" fo:padding-right="0.25cm" fo:wrap-option="wrap"/>
    </style:style>
    <style:style style:name="gr94"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0.002cm" fo:min-width="0.475cm" fo:padding-top="0.125cm" fo:padding-bottom="0.125cm" fo:padding-left="0.25cm" fo:padding-right="0.25cm" fo:wrap-option="wrap"/>
    </style:style>
    <style:style style:name="gr95" style:family="graphic" style:parent-style-name="standard">
      <style:graphic-properties draw:stroke="solid" svg:stroke-width="0.035cm" svg:stroke-color="#5b9bd5" draw:marker-end="Arrowhead_20_2" draw:marker-end-width="0.315cm" draw:marker-end-center="false" draw:stroke-linejoin="miter" draw:fill="none" draw:textarea-vertical-align="top" draw:auto-grow-height="false" fo:min-height="1.104cm" fo:min-width="7.489cm" fo:padding-top="0.125cm" fo:padding-bottom="0.125cm" fo:padding-left="0.25cm" fo:padding-right="0.25cm" fo:wrap-option="wrap"/>
    </style:style>
    <style:style style:name="gr96" style:family="graphic" style:parent-style-name="standard">
      <style:graphic-properties draw:stroke="solid" svg:stroke-width="0.035cm" svg:stroke-color="#5b9bd5" draw:marker-end="Arrowhead_20_3" draw:marker-end-width="0.315cm" draw:marker-end-center="false" draw:stroke-linejoin="miter" draw:fill="none" draw:textarea-vertical-align="top" draw:auto-grow-height="false" fo:min-height="1.263cm" fo:min-width="12.635cm" fo:padding-top="0.125cm" fo:padding-bottom="0.125cm" fo:padding-left="0.25cm" fo:padding-right="0.25cm" fo:wrap-option="wrap"/>
    </style:style>
    <style:style style:name="gr97" style:family="graphic" style:parent-style-name="standard">
      <style:graphic-properties draw:stroke="dash" draw:stroke-dash="Dash_20_4" svg:stroke-width="0.035cm" svg:stroke-color="#5b9bd5" draw:stroke-linejoin="miter" draw:fill="solid" draw:fill-color="#ffffff" draw:textarea-vertical-align="middle" draw:auto-grow-height="false" draw:fit-to-size="false" fo:min-height="7.615cm" fo:min-width="6.136cm" fo:padding-top="0.125cm" fo:padding-bottom="0.125cm" fo:padding-left="0.25cm" fo:padding-right="0.25cm" fo:wrap-option="wrap"/>
    </style:style>
    <style:style style:name="gr98"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0.305cm" fo:min-width="1.008cm" fo:padding-top="0.125cm" fo:padding-bottom="0.125cm" fo:padding-left="0.25cm" fo:padding-right="0.25cm" fo:wrap-option="wrap"/>
    </style:style>
    <style:style style:name="gr99"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0.131cm" fo:min-width="0.869cm" fo:padding-top="0.125cm" fo:padding-bottom="0.125cm" fo:padding-left="0.25cm" fo:padding-right="0.25cm" fo:wrap-option="wrap"/>
    </style:style>
    <style:style style:name="gr100" style:family="graphic" style:parent-style-name="standard" style:list-style-name="L5">
      <style:graphic-properties draw:stroke="solid" svg:stroke-width="0.035cm" svg:stroke-color="#5b9bd5" draw:stroke-linejoin="miter" draw:fill="solid" draw:fill-color="#ffffff" draw:textarea-vertical-align="middle" draw:auto-grow-height="false" draw:fit-to-size="false" fo:min-height="2.283cm" fo:min-width="1.395cm" fo:padding-top="0.125cm" fo:padding-bottom="0.125cm" fo:padding-left="0.25cm" fo:padding-right="0.25cm" fo:wrap-option="wrap"/>
    </style:style>
    <style:style style:name="gr101" style:family="graphic" style:parent-style-name="standard" style:list-style-name="L5">
      <style:graphic-properties draw:stroke="solid" svg:stroke-width="0.035cm" svg:stroke-color="#5b9bd5" draw:stroke-linejoin="miter" draw:fill="solid" draw:fill-color="#ffffff" draw:textarea-vertical-align="middle" draw:auto-grow-height="false" draw:fit-to-size="false" fo:min-height="1.434cm" fo:min-width="1.414cm" fo:padding-top="0.125cm" fo:padding-bottom="0.125cm" fo:padding-left="0.25cm" fo:padding-right="0.25cm" fo:wrap-option="wrap"/>
    </style:style>
    <style:style style:name="gr102" style:family="graphic" style:parent-style-name="standard" style:list-style-name="L5">
      <style:graphic-properties draw:stroke="solid" svg:stroke-width="0.035cm" svg:stroke-color="#5b9bd5" draw:stroke-linejoin="miter" draw:fill="solid" draw:fill-color="#ffffff" draw:textarea-vertical-align="middle" draw:auto-grow-height="false" draw:fit-to-size="false" fo:min-height="1.434cm" fo:min-width="1.414cm" fo:padding-top="0.125cm" fo:padding-bottom="0.125cm" fo:padding-left="0.25cm" fo:padding-right="0.25cm" fo:wrap-option="wrap"/>
    </style:style>
    <style:style style:name="gr10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4" style:family="graphic" style:parent-style-name="standard">
      <style:graphic-properties draw:stroke="solid" svg:stroke-width="0.035cm" svg:stroke-color="#5b9bd5" draw:marker-end="Arrowhead_20_4" draw:marker-end-width="0.315cm" draw:marker-end-center="false" draw:stroke-linejoin="miter" draw:fill="none" draw:textarea-vertical-align="top" draw:auto-grow-height="false" fo:min-height="0.556cm" fo:min-width="0.525cm" fo:padding-top="0.125cm" fo:padding-bottom="0.125cm" fo:padding-left="0.25cm" fo:padding-right="0.25cm" fo:wrap-option="wrap"/>
    </style:style>
    <style:style style:name="gr105"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0.1cm" fo:min-width="0cm" fo:padding-top="0.125cm" fo:padding-bottom="0.125cm" fo:padding-left="0.25cm" fo:padding-right="0.25cm" fo:wrap-option="wrap"/>
    </style:style>
    <style:style style:name="gr10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Predefinito-title">
      <style:graphic-properties draw:stroke="none" draw:fill="none" draw:fill-color="#ffffff" draw:textarea-horizontal-align="justify" draw:textarea-vertical-align="middle" fo:min-height="3.506cm" draw:shadow-color="#808080"/>
    </style:style>
    <style:style style:name="pr2"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2.13cm" fo:min-width="0cm" fo:padding-top="0.051cm" fo:padding-bottom="0cm" fo:padding-left="0cm" fo:padding-right="0cm" fo:wrap-option="wrap" draw:shadow-color="#808080"/>
    </style:style>
    <style:style style:name="pr3" style:family="presentation" style:parent-style-name="Predefinito-title">
      <style:graphic-properties draw:stroke="none" draw:fill="none" draw:fill-color="#ffffff" draw:textarea-horizontal-align="justify" draw:textarea-vertical-align="middle" draw:auto-grow-height="false" draw:auto-grow-width="false" fo:min-height="1.862cm" fo:min-width="0cm" fo:padding-top="0cm" fo:padding-bottom="0cm" fo:padding-left="0cm" fo:padding-right="0cm" fo:wrap-option="wrap" draw:shadow-color="#808080"/>
    </style:style>
    <style:style style:name="pr4" style:family="presentation" style:parent-style-name="Predefinito-title">
      <style:graphic-properties draw:stroke="none" draw:fill="none" draw:fill-color="#ffffff" draw:textarea-horizontal-align="justify" draw:textarea-vertical-align="middle" draw:auto-grow-height="false" draw:auto-grow-width="false" fo:min-height="1.963cm" fo:min-width="0cm" fo:padding-top="0cm" fo:padding-bottom="0cm" fo:padding-left="0cm" fo:padding-right="0cm" fo:wrap-option="wrap" draw:shadow-color="#808080"/>
    </style:style>
    <style:style style:name="pr5" style:family="presentation" style:parent-style-name="Predefinito-notes">
      <style:graphic-properties draw:stroke="none" draw:fill="none" draw:fill-color="#ffffff" draw:textarea-horizontal-align="justify" draw:textarea-vertical-align="middle" draw:auto-grow-height="false" draw:auto-grow-width="false" fo:min-height="13.102cm" fo:min-width="0cm" fo:padding-top="0.13cm" fo:padding-bottom="0.13cm" fo:padding-left="0.25cm" fo:padding-right="0.25cm" fo:wrap-option="no-wrap" draw:shadow-color="#808080"/>
    </style:style>
    <style:style style:name="pr6" style:family="presentation" style:parent-style-name="Predefinito-title">
      <style:graphic-properties fo:min-height="1.363cm"/>
    </style:style>
    <style:style style:name="pr7" style:family="presentation" style:parent-style-name="Predefinito-notes">
      <style:graphic-properties draw:fill-color="#ffffff" fo:min-height="13.357cm"/>
    </style:style>
    <style:style style:name="P1" style:family="paragraph">
      <loext:graphic-properties draw:fill="none" draw:fill-color="#ffffff"/>
    </style:style>
    <style:style style:name="P2" style:family="paragraph">
      <style:paragraph-properties fo:margin-left="0cm" fo:margin-right="0cm" fo:margin-top="0.502cm" fo:margin-bottom="0cm" fo:line-height="94%" fo:text-indent="0cm" style:punctuation-wrap="simple" style:line-break="strict"/>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text-indent="0cm" style:line-break="strict"/>
    </style:style>
    <style:style style:name="P5" style:family="paragraph">
      <loext:graphic-properties draw:fill="solid" draw:fill-color="#eaeaea"/>
      <style:paragraph-properties style:writing-mode="lr-tb" style:font-independent-line-spacing="true"/>
    </style:style>
    <style:style style:name="P6" style:family="paragraph">
      <style:paragraph-properties fo:margin-left="0cm" fo:margin-right="0cm" fo:margin-top="0cm" fo:margin-bottom="0cm" fo:line-height="100%" fo:text-indent="0cm" style:punctuation-wrap="hanging" style:line-break="strict" style:writing-mode="lr-tb"/>
    </style:style>
    <style:style style:name="P7"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8" style:family="paragraph">
      <loext:graphic-properties draw:fill="none" draw:fill-color="#ffffff"/>
      <style:paragraph-properties fo:text-align="center" style:writing-mode="lr-tb"/>
    </style:style>
    <style:style style:name="P9" style:family="paragraph">
      <loext:graphic-properties draw:fill="solid" draw:fill-color="#ffffff"/>
      <style:paragraph-properties style:writing-mode="lr-tb" style:font-independent-line-spacing="true"/>
    </style:style>
    <style:style style:name="P10" style:family="paragraph">
      <style:paragraph-properties fo:margin-left="0cm" fo:margin-right="0cm" fo:margin-top="0cm" fo:margin-bottom="0cm" fo:line-height="100%" fo:text-align="center" fo:text-indent="0cm" style:punctuation-wrap="hanging" style:line-break="strict" style:writing-mode="lr-tb"/>
    </style:style>
    <style:style style:name="P11"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2" style:family="paragraph">
      <loext:graphic-properties draw:fill="solid" draw:fill-color="#eaeaea"/>
      <style:paragraph-properties fo:text-align="start" style:font-independent-line-spacing="true"/>
      <style:text-properties fo:font-size="18pt"/>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loext:graphic-properties draw:fill="none"/>
      <style:paragraph-properties fo:margin-left="0cm" fo:margin-right="0cm" fo:margin-top="0cm" fo:margin-bottom="0cm" fo:line-height="100%" fo:text-align="start" fo:text-indent="0cm" style:punctuation-wrap="hanging" style:line-break="strict" style:writing-mode="lr-tb" style:font-independent-line-spacing="true"/>
      <style:text-properties fo:font-size="18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loext:graphic-properties draw:fill="gradient" draw:fill-color="#549ada" draw:fill-gradient-name="Gradient_20_2"/>
      <style:paragraph-properties style:writing-mode="lr-tb" style:font-independent-line-spacing="true"/>
    </style:style>
    <style:style style:name="P18" style:family="paragraph">
      <loext:graphic-properties draw:fill="gradient" draw:fill-gradient-name="Gradient_20_2"/>
      <style:paragraph-properties fo:text-align="start" style:font-independent-line-spacing="true"/>
      <style:text-properties fo:font-size="18pt"/>
    </style:style>
    <style:style style:name="P19" style:family="paragraph">
      <loext:graphic-properties draw:fill="none"/>
      <style:paragraph-properties fo:text-align="start"/>
      <style:text-properties fo:font-size="18pt"/>
    </style:style>
    <style:style style:name="P20" style:family="paragraph">
      <style:paragraph-properties fo:text-align="center"/>
      <style:text-properties fo:font-size="18pt"/>
    </style:style>
    <style:style style:name="P21" style:family="paragraph">
      <loext:graphic-properties draw:fill="solid" draw:fill-color="#bfbfbf"/>
      <style:paragraph-properties fo:text-align="center" style:font-independent-line-spacing="true"/>
      <style:text-properties fo:font-size="18pt"/>
    </style:style>
    <style:style style:name="P2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3"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loext:graphic-properties draw:fill-color="#ffffff"/>
    </style:style>
    <style:style style:name="T1" style:family="text">
      <style:text-properties fo:color="#000000" fo:font-size="24pt" fo:language="it" fo:country="IT" style:font-size-asian="24pt" style:language-asian="it" style:country-asian="IT" style:font-size-complex="24pt" style:language-complex="it" style:country-complex="IT"/>
    </style:style>
    <style:style style:name="T2" style:family="text">
      <style:text-properties fo:color="#ccccff" fo:font-size="24pt" fo:language="it" fo:country="IT" style:font-size-asian="24pt" style:language-asian="it" style:country-asian="IT" style:font-size-complex="24pt" style:language-complex="it" style:country-complex="IT"/>
    </style:style>
    <style:style style:name="T3" style:family="text">
      <style:text-properties fo:color="#000000" fo:font-size="24pt" fo:language="it" fo:country="IT" fo:font-weight="bold" style:font-size-asian="24pt" style:language-asian="it" style:country-asian="IT" style:font-weight-asian="bold" style:font-size-complex="24pt" style:language-complex="it" style:country-complex="IT" style:font-weight-complex="bold"/>
    </style:style>
    <style:style style:name="T4" style:family="text">
      <style:text-properties fo:language="it" fo:country="IT" style:language-asian="it" style:country-asian="IT" style:language-complex="it" style:country-complex="IT"/>
    </style:style>
    <style:style style:name="T5" style:family="text">
      <style:text-properties fo:color="#000000" style:text-position="0% 100%" style:font-name="Calibri" fo:font-size="16pt" fo:language="it" fo:country="IT" fo:font-style="italic" style:font-size-asian="16pt" style:language-asian="it" style:country-asian="IT" style:font-style-asian="italic" style:font-size-complex="16pt" style:language-complex="it" style:country-complex="IT" style:font-style-complex="italic"/>
    </style:style>
    <style:style style:name="T6" style:family="text">
      <style:text-properties fo:font-variant="normal" fo:text-transform="none" fo:color="#000000" style:text-line-through-style="none" style:text-line-through-type="none" style:text-position="0% 100%" style:font-name="Calibri" fo:font-size="16pt" fo:letter-spacing="normal" fo:language="it" fo:country="IT" fo:font-style="normal" style:text-underline-style="none" fo:font-weight="normal" style:font-size-asian="16pt" style:language-asian="it" style:country-asian="IT" style:font-style-asian="normal" style:font-weight-asian="normal" style:font-size-complex="16pt" style:language-complex="it" style:country-complex="IT" style:font-style-complex="normal" style:font-weight-complex="normal"/>
    </style:style>
    <style:style style:name="T7" style:family="text">
      <style:text-properties fo:color="#000000" style:text-position="0% 100%" style:font-name="Calibri" fo:font-size="14pt" fo:language="it" fo:country="IT" style:text-underline-style="solid" style:text-underline-width="auto" style:text-underline-color="font-color" style:font-size-asian="14pt" style:language-asian="it" style:country-asian="IT" style:font-size-complex="14pt" style:language-complex="it" style:country-complex="IT"/>
    </style:style>
    <style:style style:name="T8" style:family="text">
      <style:text-properties fo:color="#000000" style:text-position="0% 100%" style:font-name="Calibri" fo:font-size="14pt" fo:language="it" fo:country="IT" style:font-size-asian="14pt" style:language-asian="it" style:country-asian="IT" style:font-size-complex="14pt" style:language-complex="it" style:country-complex="IT"/>
    </style:style>
    <style:style style:name="T9" style:family="text">
      <style:text-properties fo:font-variant="normal" fo:text-transform="none" fo:color="#000000"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space-before="0.295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1">
        <draw:frame presentation:style-name="pr1" draw:text-style-name="P1" draw:layer="layout" svg:width="25.197cm" svg:height="3.506cm" svg:x="1.397cm" svg:y="0.838cm" presentation:class="title" presentation:placeholder="true" presentation:user-transformed="true">
          <draw:text-box/>
        </draw:frame>
        <draw:frame presentation:style-name="pr2" draw:text-style-name="P3" draw:layer="layout" svg:width="25.197cm" svg:height="12.18cm" svg:x="1.397cm" svg:y="4.912cm" presentation:class="outline" presentation:user-transformed="true">
          <draw:text-box>
            <text:list text:style-name="L1">
              <text:list-item>
                <text:p text:style-name="P2"><text:span text:style-name="T1">Claudio Cardinale </text:span><text:span text:style-name="T2"><text:a xlink:href="mailto:claudio.cardinale@mail.polimi.it" xlink:type="simple">claudio.cardinale@mail.polimi.it</text:a></text:span><text:span text:style-name="T1"> </text:span></text:p>
              </text:list-item>
              <text:list-item>
                <text:p text:style-name="P2"><text:span text:style-name="T1">Giorgio Pea </text:span><text:span text:style-name="T2"><text:a xlink:href="mailto:giorgio.pea@mail.polimi.it" xlink:type="simple">giorgio.pea@mail.polimi.it</text:a></text:span><text:span text:style-name="T1"> </text:span></text:p>
              </text:list-item>
              <text:list-item>
                <text:p text:style-name="P2"><text:span text:style-name="T1">Delivery date: 03-05-2016</text:span></text:p>
              </text:list-item>
              <text:list-item>
                <text:p text:style-name="P2"><text:span text:style-name="T1">This document is about the design of our website. It is composed by 3 schemas: C-IDM, L-IDM AND P-IDM. We’ve used Pencil as prototyping tool for the interactive mockup.</text:span></text:p>
              </text:list-item>
              <text:list-item>
                <text:p text:style-name="P2"><text:span text:style-name="T3">TODO</text:span><text:span text:style-name="T1"> ABSTRACT</text:span></text:p>
              </text:list-item>
              <text:list-item>
                <text:p text:style-name="P2"><text:span text:style-name="T3">TODO</text:span><text:span text:style-name="T1"> say what we have added</text:span></text:p>
                <text:p text:style-name="P2"><text:span text:style-name="T1"/></text:p>
              </text:list-item>
            </text:list>
          </draw:text-box>
        </draw:frame>
        <presentation:notes draw:style-name="dp2">
          <draw:page-thumbnail draw:style-name="gr1" draw:layer="layout" svg:width="14.847cm" svg:height="11.134cm" svg:x="3.074cm" svg:y="2.258cm" draw:page-number="1"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2" draw:style-name="dp1" draw:master-page-name="Predefinito" presentation:presentation-page-layout-name="AL1T1">
        <draw:frame presentation:style-name="pr3" draw:text-style-name="P3" draw:layer="layout" svg:width="25.197cm" svg:height="1.861cm" svg:x="1.397cm" svg:y="0.369cm" presentation:class="title" presentation:user-transformed="true">
          <draw:text-box>
            <text:list text:style-name="L2">
              <text:list-header>
                <text:p text:style-name="P4"><text:span text:style-name="T4">C-IDM</text:span></text:p>
              </text:list-header>
            </text:list>
          </draw:text-box>
        </draw:frame>
        <draw:custom-shape draw:style-name="gr3" draw:text-style-name="P5" draw:layer="layout" svg:width="2.663cm" svg:height="1.676cm" svg:x="7.735cm" svg:y="3.554cm">
          <text:p/>
          <draw:enhanced-geometry svg:viewBox="0 0 0 0" draw:text-areas="?f10 ?f10 ?f11 ?f12" draw:type="" draw:modifiers="16667" draw:enhanced-path="M 0 ?f6 L ?f6 ?f6 ?f17 ?f18 ?f7 0 ?f6 ?f6 ?f19 ?f20 ?f16 ?f8 ?f6 ?f6 Z N">
            <draw:equation draw:name="f0" draw:formula="-$0 "/>
            <draw:equation draw:name="f1" draw:formula="-15536-$0 "/>
            <draw:equation draw:name="f2" draw:formula="if(?f1 ,$0 ,-15536)"/>
            <draw:equation draw:name="f3" draw:formula="if(?f0 ,0,?f1 )"/>
            <draw:equation draw:name="f4" draw:formula="min(2663,1677)"/>
            <draw:equation draw:name="f5" draw:formula="?f4 *?f3 "/>
            <draw:equation draw:name="f6" draw:formula="?f5 /-31072"/>
            <draw:equation draw:name="f7" draw:formula="2663-?f6 "/>
            <draw:equation draw:name="f8" draw:formula="1677-?f6 "/>
            <draw:equation draw:name="f9" draw:formula="?f6 *29289"/>
            <draw:equation draw:name="f10" draw:formula="?f9 /-31072"/>
            <draw:equation draw:name="f11" draw:formula="2663-?f10 "/>
            <draw:equation draw:name="f12" draw:formula="1677-?f10 "/>
            <draw:equation draw:name="f13" draw:formula="2663/2"/>
            <draw:equation draw:name="f14" draw:formula="1677/2"/>
            <draw:equation draw:name="f15" draw:formula="1677"/>
            <draw:equation draw:name="f16" draw:formula="2663"/>
            <draw:equation draw:name="f17" draw:formula="180"/>
            <draw:equation draw:name="f18" draw:formula="90"/>
            <draw:equation draw:name="f19" draw:formula="270"/>
            <draw:equation draw:name="f20" draw:formula="90"/>
            <draw:equation draw:name="f21" draw:formula=""/>
            <draw:equation draw:name="f22" draw:formula="90"/>
            <draw:equation draw:name="f23" draw:formula="90"/>
            <draw:equation draw:name="f24" draw:formula="90"/>
            <draw:handle draw:handle-position="?f2 top" draw:handle-range-x-minimum="0" draw:handle-range-x-maximum="50000"/>
          </draw:enhanced-geometry>
        </draw:custom-shape>
        <draw:custom-shape draw:style-name="gr4" draw:text-style-name="P7" draw:layer="layout" svg:width="3.851cm" svg:height="0.927cm" svg:x="7.192cm" svg:y="2.355cm">
          <text:list text:style-name="L2">
            <text:list-header>
              <text:p text:style-name="P6"><text:span text:style-name="T5">Who we are</text:span></text:p>
            </text:list-header>
          </text:list>
          <draw:enhanced-geometry svg:viewBox="0 0 0 0" draw:text-areas="0 0 ?f3 ?f2" draw:type="rectangle" draw:enhanced-path="M 0 0 L ?f3 0 ?f3 ?f2 0 ?f2 Z N">
            <draw:equation draw:name="f0" draw:formula="3849/2"/>
            <draw:equation draw:name="f1" draw:formula="928/2"/>
            <draw:equation draw:name="f2" draw:formula="928"/>
            <draw:equation draw:name="f3" draw:formula="3849"/>
          </draw:enhanced-geometry>
        </draw:custom-shape>
        <draw:custom-shape draw:style-name="gr5" draw:text-style-name="P5" draw:layer="layout" svg:width="2.664cm" svg:height="1.675cm" svg:x="16.536cm" svg:y="3.431cm">
          <text:p/>
          <draw:enhanced-geometry svg:viewBox="0 0 0 0" draw:text-areas="?f10 ?f10 ?f11 ?f12" draw:type="" draw:modifiers="16667" draw:enhanced-path="M 0 ?f6 L ?f6 ?f6 ?f17 ?f18 ?f7 0 ?f6 ?f6 ?f19 ?f20 ?f16 ?f8 ?f6 ?f6 Z N">
            <draw:equation draw:name="f0" draw:formula="-$0 "/>
            <draw:equation draw:name="f1" draw:formula="-15536-$0 "/>
            <draw:equation draw:name="f2" draw:formula="if(?f1 ,$0 ,-15536)"/>
            <draw:equation draw:name="f3" draw:formula="if(?f0 ,0,?f1 )"/>
            <draw:equation draw:name="f4" draw:formula="min(2663,1677)"/>
            <draw:equation draw:name="f5" draw:formula="?f4 *?f3 "/>
            <draw:equation draw:name="f6" draw:formula="?f5 /-31072"/>
            <draw:equation draw:name="f7" draw:formula="2663-?f6 "/>
            <draw:equation draw:name="f8" draw:formula="1677-?f6 "/>
            <draw:equation draw:name="f9" draw:formula="?f6 *29289"/>
            <draw:equation draw:name="f10" draw:formula="?f9 /-31072"/>
            <draw:equation draw:name="f11" draw:formula="2663-?f10 "/>
            <draw:equation draw:name="f12" draw:formula="1677-?f10 "/>
            <draw:equation draw:name="f13" draw:formula="2663/2"/>
            <draw:equation draw:name="f14" draw:formula="1677/2"/>
            <draw:equation draw:name="f15" draw:formula="1677"/>
            <draw:equation draw:name="f16" draw:formula="2663"/>
            <draw:equation draw:name="f17" draw:formula="180"/>
            <draw:equation draw:name="f18" draw:formula="90"/>
            <draw:equation draw:name="f19" draw:formula="270"/>
            <draw:equation draw:name="f20" draw:formula="90"/>
            <draw:equation draw:name="f21" draw:formula=""/>
            <draw:equation draw:name="f22" draw:formula="90"/>
            <draw:equation draw:name="f23" draw:formula="90"/>
            <draw:equation draw:name="f24" draw:formula="90"/>
            <draw:handle draw:handle-position="?f2 top" draw:handle-range-x-minimum="0" draw:handle-range-x-maximum="50000"/>
          </draw:enhanced-geometry>
        </draw:custom-shape>
        <draw:custom-shape draw:style-name="gr6" draw:text-style-name="P7" draw:layer="layout" svg:width="3.368cm" svg:height="0.927cm" svg:x="16.237cm" svg:y="2.231cm">
          <text:list text:style-name="L2">
            <text:list-header>
              <text:p text:style-name="P6"><text:span text:style-name="T5">The group</text:span></text:p>
            </text:list-header>
          </text:list>
          <draw:enhanced-geometry svg:viewBox="0 0 0 0" draw:text-areas="0 0 ?f3 ?f2" draw:type="rectangle" draw:enhanced-path="M 0 0 L ?f3 0 ?f3 ?f2 0 ?f2 Z N">
            <draw:equation draw:name="f0" draw:formula="3366/2"/>
            <draw:equation draw:name="f1" draw:formula="928/2"/>
            <draw:equation draw:name="f2" draw:formula="928"/>
            <draw:equation draw:name="f3" draw:formula="3366"/>
          </draw:enhanced-geometry>
        </draw:custom-shape>
        <draw:custom-shape draw:style-name="gr7" draw:text-style-name="P5" draw:layer="layout" svg:width="2.791cm" svg:height="1.98cm" svg:x="6.491cm" svg:y="7.752cm">
          <text:p/>
          <draw:enhanced-geometry svg:viewBox="0 0 0 0" draw:text-areas="?f10 ?f10 ?f11 ?f12" draw:type="" draw:modifiers="16667" draw:enhanced-path="M 0 ?f6 L ?f6 ?f6 ?f17 ?f18 ?f7 0 ?f6 ?f6 ?f19 ?f20 ?f16 ?f8 ?f6 ?f6 Z N">
            <draw:equation draw:name="f0" draw:formula="-$0 "/>
            <draw:equation draw:name="f1" draw:formula="-15536-$0 "/>
            <draw:equation draw:name="f2" draw:formula="if(?f1 ,$0 ,-15536)"/>
            <draw:equation draw:name="f3" draw:formula="if(?f0 ,0,?f1 )"/>
            <draw:equation draw:name="f4" draw:formula="min(2794,1979)"/>
            <draw:equation draw:name="f5" draw:formula="?f4 *?f3 "/>
            <draw:equation draw:name="f6" draw:formula="?f5 /-31072"/>
            <draw:equation draw:name="f7" draw:formula="2794-?f6 "/>
            <draw:equation draw:name="f8" draw:formula="1979-?f6 "/>
            <draw:equation draw:name="f9" draw:formula="?f6 *29289"/>
            <draw:equation draw:name="f10" draw:formula="?f9 /-31072"/>
            <draw:equation draw:name="f11" draw:formula="2794-?f10 "/>
            <draw:equation draw:name="f12" draw:formula="1979-?f10 "/>
            <draw:equation draw:name="f13" draw:formula="2794/2"/>
            <draw:equation draw:name="f14" draw:formula="1979/2"/>
            <draw:equation draw:name="f15" draw:formula="1979"/>
            <draw:equation draw:name="f16" draw:formula="2794"/>
            <draw:equation draw:name="f17" draw:formula="180"/>
            <draw:equation draw:name="f18" draw:formula="90"/>
            <draw:equation draw:name="f19" draw:formula="270"/>
            <draw:equation draw:name="f20" draw:formula="90"/>
            <draw:equation draw:name="f21" draw:formula=""/>
            <draw:equation draw:name="f22" draw:formula="90"/>
            <draw:equation draw:name="f23" draw:formula="90"/>
            <draw:equation draw:name="f24" draw:formula="90"/>
            <draw:handle draw:handle-position="?f2 top" draw:handle-range-x-minimum="0" draw:handle-range-x-maximum="50000"/>
          </draw:enhanced-geometry>
        </draw:custom-shape>
        <draw:custom-shape draw:style-name="gr8" draw:text-style-name="P7" draw:layer="layout" svg:width="5.049cm" svg:height="0.927cm" svg:x="5.918cm" svg:y="6.601cm">
          <text:list text:style-name="L2">
            <text:list-header>
              <text:p text:style-name="P6"><text:span text:style-name="T5">Device [10-100]</text:span></text:p>
            </text:list-header>
          </text:list>
          <draw:enhanced-geometry svg:viewBox="0 0 0 0" draw:text-areas="0 0 ?f3 ?f2" draw:type="rectangle" draw:enhanced-path="M 0 0 L ?f3 0 ?f3 ?f2 0 ?f2 Z N">
            <draw:equation draw:name="f0" draw:formula="5051/2"/>
            <draw:equation draw:name="f1" draw:formula="928/2"/>
            <draw:equation draw:name="f2" draw:formula="928"/>
            <draw:equation draw:name="f3" draw:formula="5051"/>
          </draw:enhanced-geometry>
        </draw:custom-shape>
        <draw:custom-shape draw:style-name="gr7" draw:text-style-name="P5" draw:layer="layout" svg:width="2.791cm" svg:height="1.98cm" svg:x="17.542cm" svg:y="7.752cm">
          <text:p/>
          <draw:enhanced-geometry svg:viewBox="0 0 0 0" draw:text-areas="?f10 ?f10 ?f11 ?f12" draw:type="" draw:modifiers="16667" draw:enhanced-path="M 0 ?f6 L ?f6 ?f6 ?f17 ?f18 ?f7 0 ?f6 ?f6 ?f19 ?f20 ?f16 ?f8 ?f6 ?f6 Z N">
            <draw:equation draw:name="f0" draw:formula="-$0 "/>
            <draw:equation draw:name="f1" draw:formula="-15536-$0 "/>
            <draw:equation draw:name="f2" draw:formula="if(?f1 ,$0 ,-15536)"/>
            <draw:equation draw:name="f3" draw:formula="if(?f0 ,0,?f1 )"/>
            <draw:equation draw:name="f4" draw:formula="min(2794,1979)"/>
            <draw:equation draw:name="f5" draw:formula="?f4 *?f3 "/>
            <draw:equation draw:name="f6" draw:formula="?f5 /-31072"/>
            <draw:equation draw:name="f7" draw:formula="2794-?f6 "/>
            <draw:equation draw:name="f8" draw:formula="1979-?f6 "/>
            <draw:equation draw:name="f9" draw:formula="?f6 *29289"/>
            <draw:equation draw:name="f10" draw:formula="?f9 /-31072"/>
            <draw:equation draw:name="f11" draw:formula="2794-?f10 "/>
            <draw:equation draw:name="f12" draw:formula="1979-?f10 "/>
            <draw:equation draw:name="f13" draw:formula="2794/2"/>
            <draw:equation draw:name="f14" draw:formula="1979/2"/>
            <draw:equation draw:name="f15" draw:formula="1979"/>
            <draw:equation draw:name="f16" draw:formula="2794"/>
            <draw:equation draw:name="f17" draw:formula="180"/>
            <draw:equation draw:name="f18" draw:formula="90"/>
            <draw:equation draw:name="f19" draw:formula="270"/>
            <draw:equation draw:name="f20" draw:formula="90"/>
            <draw:equation draw:name="f21" draw:formula=""/>
            <draw:equation draw:name="f22" draw:formula="90"/>
            <draw:equation draw:name="f23" draw:formula="90"/>
            <draw:equation draw:name="f24" draw:formula="90"/>
            <draw:handle draw:handle-position="?f2 top" draw:handle-range-x-minimum="0" draw:handle-range-x-maximum="50000"/>
          </draw:enhanced-geometry>
        </draw:custom-shape>
        <draw:custom-shape draw:style-name="gr9" draw:text-style-name="P7" draw:layer="layout" svg:width="5.138cm" svg:height="1.603cm" svg:x="17.167cm" svg:y="5.997cm">
          <text:list text:style-name="L2">
            <text:list-header>
              <text:p text:style-name="P6"><text:span text:style-name="T5">Smart life</text:span></text:p>
              <text:p text:style-name="P6"><text:span text:style-name="T5">Services [10-50]</text:span></text:p>
            </text:list-header>
          </text:list>
          <draw:enhanced-geometry svg:viewBox="0 0 0 0" draw:text-areas="0 0 ?f3 ?f2" draw:type="rectangle" draw:enhanced-path="M 0 0 L ?f3 0 ?f3 ?f2 0 ?f2 Z N">
            <draw:equation draw:name="f0" draw:formula="5136/2"/>
            <draw:equation draw:name="f1" draw:formula="1602/2"/>
            <draw:equation draw:name="f2" draw:formula="1602"/>
            <draw:equation draw:name="f3" draw:formula="5136"/>
          </draw:enhanced-geometry>
        </draw:custom-shape>
        <draw:custom-shape draw:style-name="gr7" draw:text-style-name="P5" draw:layer="layout" svg:width="2.791cm" svg:height="1.98cm" svg:x="6.469cm" svg:y="14.354cm">
          <text:p/>
          <draw:enhanced-geometry svg:viewBox="0 0 0 0" draw:text-areas="?f10 ?f10 ?f11 ?f12" draw:type="" draw:modifiers="16667" draw:enhanced-path="M 0 ?f6 L ?f6 ?f6 ?f17 ?f18 ?f7 0 ?f6 ?f6 ?f19 ?f20 ?f16 ?f8 ?f6 ?f6 Z N">
            <draw:equation draw:name="f0" draw:formula="-$0 "/>
            <draw:equation draw:name="f1" draw:formula="-15536-$0 "/>
            <draw:equation draw:name="f2" draw:formula="if(?f1 ,$0 ,-15536)"/>
            <draw:equation draw:name="f3" draw:formula="if(?f0 ,0,?f1 )"/>
            <draw:equation draw:name="f4" draw:formula="min(2794,1979)"/>
            <draw:equation draw:name="f5" draw:formula="?f4 *?f3 "/>
            <draw:equation draw:name="f6" draw:formula="?f5 /-31072"/>
            <draw:equation draw:name="f7" draw:formula="2794-?f6 "/>
            <draw:equation draw:name="f8" draw:formula="1979-?f6 "/>
            <draw:equation draw:name="f9" draw:formula="?f6 *29289"/>
            <draw:equation draw:name="f10" draw:formula="?f9 /-31072"/>
            <draw:equation draw:name="f11" draw:formula="2794-?f10 "/>
            <draw:equation draw:name="f12" draw:formula="1979-?f10 "/>
            <draw:equation draw:name="f13" draw:formula="2794/2"/>
            <draw:equation draw:name="f14" draw:formula="1979/2"/>
            <draw:equation draw:name="f15" draw:formula="1979"/>
            <draw:equation draw:name="f16" draw:formula="2794"/>
            <draw:equation draw:name="f17" draw:formula="180"/>
            <draw:equation draw:name="f18" draw:formula="90"/>
            <draw:equation draw:name="f19" draw:formula="270"/>
            <draw:equation draw:name="f20" draw:formula="90"/>
            <draw:equation draw:name="f21" draw:formula=""/>
            <draw:equation draw:name="f22" draw:formula="90"/>
            <draw:equation draw:name="f23" draw:formula="90"/>
            <draw:equation draw:name="f24" draw:formula="90"/>
            <draw:handle draw:handle-position="?f2 top" draw:handle-range-x-minimum="0" draw:handle-range-x-maximum="50000"/>
          </draw:enhanced-geometry>
        </draw:custom-shape>
        <draw:custom-shape draw:style-name="gr10" draw:text-style-name="P7" draw:layer="layout" svg:width="4.215cm" svg:height="1.603cm" svg:x="7.1cm" svg:y="16.4cm">
          <text:list text:style-name="L2">
            <text:list-header>
              <text:p text:style-name="P6"><text:span text:style-name="T5">Assistance</text:span></text:p>
              <text:p text:style-name="P6"><text:span text:style-name="T5">Services [50]</text:span></text:p>
            </text:list-header>
          </text:list>
          <draw:enhanced-geometry svg:viewBox="0 0 0 0" draw:text-areas="0 0 ?f3 ?f2" draw:type="rectangle" draw:enhanced-path="M 0 0 L ?f3 0 ?f3 ?f2 0 ?f2 Z N">
            <draw:equation draw:name="f0" draw:formula="4213/2"/>
            <draw:equation draw:name="f1" draw:formula="1602/2"/>
            <draw:equation draw:name="f2" draw:formula="1602"/>
            <draw:equation draw:name="f3" draw:formula="4213"/>
          </draw:enhanced-geometry>
        </draw:custom-shape>
        <draw:connector draw:style-name="gr11" draw:text-style-name="P8" draw:layer="layout" draw:type="line" svg:x1="9.286cm" svg:y1="8.401cm" svg:x2="17.502cm" svg:y2="8.406cm" svg:d="M9286 8401l8216 5" svg:viewBox="0 0 8217 6">
          <text:p/>
        </draw:connector>
        <draw:custom-shape draw:style-name="gr12" draw:text-style-name="P7" draw:layer="layout" svg:width="6.196cm" svg:height="1.603cm" svg:x="11.099cm" svg:y="6.698cm">
          <text:list text:style-name="L2">
            <text:list-header>
              <text:p text:style-name="P6"><text:span text:style-name="T5">Available SL Service</text:span></text:p>
              <text:p text:style-name="P6"><text:span text:style-name="T5">1:5</text:span></text:p>
            </text:list-header>
          </text:list>
          <draw:enhanced-geometry svg:viewBox="0 0 0 0" draw:text-areas="0 0 ?f3 ?f2" draw:type="rectangle" draw:enhanced-path="M 0 0 L ?f3 0 ?f3 ?f2 0 ?f2 Z N">
            <draw:equation draw:name="f0" draw:formula="6198/2"/>
            <draw:equation draw:name="f1" draw:formula="1602/2"/>
            <draw:equation draw:name="f2" draw:formula="1602"/>
            <draw:equation draw:name="f3" draw:formula="6198"/>
          </draw:enhanced-geometry>
        </draw:custom-shape>
        <draw:connector draw:style-name="gr13" draw:text-style-name="P8" draw:layer="layout" draw:type="line" svg:x1="9.286cm" svg:y1="8.999cm" svg:x2="17.542cm" svg:y2="9.005cm" svg:d="M9286 8999l8256 6" svg:viewBox="0 0 8257 7">
          <text:p/>
        </draw:connector>
        <draw:custom-shape draw:style-name="gr14" draw:text-style-name="P7" draw:layer="layout" svg:width="4.807cm" svg:height="1.603cm" svg:x="10.993cm" svg:y="8.899cm">
          <text:list text:style-name="L2">
            <text:list-header>
              <text:p text:style-name="P6"><text:span text:style-name="T5">For device(s)_1</text:span></text:p>
              <text:p text:style-name="P6"><text:span text:style-name="T5">1:30</text:span></text:p>
            </text:list-header>
          </text:list>
          <draw:enhanced-geometry svg:viewBox="0 0 0 0" draw:text-areas="0 0 ?f3 ?f2" draw:type="rectangle" draw:enhanced-path="M 0 0 L ?f3 0 ?f3 ?f2 0 ?f2 Z N">
            <draw:equation draw:name="f0" draw:formula="4809/2"/>
            <draw:equation draw:name="f1" draw:formula="1602/2"/>
            <draw:equation draw:name="f2" draw:formula="1602"/>
            <draw:equation draw:name="f3" draw:formula="4809"/>
          </draw:enhanced-geometry>
        </draw:custom-shape>
        <draw:connector draw:style-name="gr11" draw:text-style-name="P8" draw:layer="layout" draw:type="line" svg:x1="8.599cm" svg:y1="9.727cm" svg:x2="8.604cm" svg:y2="14.349cm" svg:d="M8599 9727l5 4622" svg:viewBox="0 0 6 4623">
          <text:p/>
        </draw:connector>
        <draw:connector draw:style-name="gr11" draw:text-style-name="P8" draw:layer="layout" draw:type="line" svg:x1="7.297cm" svg:y1="14.348cm" svg:x2="7.287cm" svg:y2="9.796cm" svg:d="M7297 14348l-10-4552" svg:viewBox="0 0 11 4553">
          <text:p/>
        </draw:connector>
        <draw:custom-shape draw:style-name="gr15" draw:text-style-name="P7" draw:layer="layout" svg:width="4.452cm" svg:height="1.603cm" svg:x="8.546cm" svg:y="11.602cm">
          <text:list text:style-name="L2">
            <text:list-header>
              <text:p text:style-name="P6"><text:span text:style-name="T5">Assistance for</text:span></text:p>
              <text:p text:style-name="P6"><text:span text:style-name="T5">1:10</text:span></text:p>
            </text:list-header>
          </text:list>
          <draw:enhanced-geometry svg:viewBox="0 0 0 0" draw:text-areas="0 0 ?f3 ?f2" draw:type="rectangle" draw:enhanced-path="M 0 0 L ?f3 0 ?f3 ?f2 0 ?f2 Z N">
            <draw:equation draw:name="f0" draw:formula="4454/2"/>
            <draw:equation draw:name="f1" draw:formula="1602/2"/>
            <draw:equation draw:name="f2" draw:formula="1602"/>
            <draw:equation draw:name="f3" draw:formula="4454"/>
          </draw:enhanced-geometry>
        </draw:custom-shape>
        <draw:custom-shape draw:style-name="gr16" draw:text-style-name="P7" draw:layer="layout" svg:width="3.728cm" svg:height="2.279cm" svg:x="3.501cm" svg:y="11.523cm">
          <text:list text:style-name="L2">
            <text:list-header>
              <text:p text:style-name="P6"><text:span text:style-name="T5">For</text:span></text:p>
              <text:p text:style-name="P6"><text:span text:style-name="T5">device(s)_2</text:span></text:p>
              <text:p text:style-name="P6"><text:span text:style-name="T5">1:10</text:span></text:p>
            </text:list-header>
          </text:list>
          <draw:enhanced-geometry svg:viewBox="0 0 0 0" draw:text-areas="0 0 ?f3 ?f2" draw:type="rectangle" draw:enhanced-path="M 0 0 L ?f3 0 ?f3 ?f2 0 ?f2 Z N">
            <draw:equation draw:name="f0" draw:formula="3726/2"/>
            <draw:equation draw:name="f1" draw:formula="2278/2"/>
            <draw:equation draw:name="f2" draw:formula="2278"/>
            <draw:equation draw:name="f3" draw:formula="3726"/>
          </draw:enhanced-geometry>
        </draw:custom-shape>
        <draw:custom-shape draw:style-name="gr17" draw:text-style-name="P3" draw:layer="layout" svg:width="1.654cm" svg:height="1.204cm" svg:x="4.745cm" svg:y="8.202cm">
          <text:p/>
          <draw:enhanced-geometry svg:viewBox="0 0 0 0" draw:text-areas="0 ?f17 ?f24 ?f19" draw:type="" draw:modifiers="47528 48036" draw:enhanced-path="M 0 ?f17 L ?f13 ?f17 ?f13 0 ?f26 ?f16 ?f13 ?f25 ?f13 ?f19 0 ?f19 Z N">
            <draw:equation draw:name="f0" draw:formula="min(1656,1203)"/>
            <draw:equation draw:name="f1" draw:formula="-31072*1656"/>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1656-?f12 "/>
            <draw:equation draw:name="f14" draw:formula="1203*?f6 "/>
            <draw:equation draw:name="f15" draw:formula="?f14 /3392"/>
            <draw:equation draw:name="f16" draw:formula="1203/2"/>
            <draw:equation draw:name="f17" draw:formula="?f16 -?f15 "/>
            <draw:equation draw:name="f18" draw:formula="?f16 +?f15 "/>
            <draw:equation draw:name="f19" draw:formula="?f18 "/>
            <draw:equation draw:name="f20" draw:formula="1203/2"/>
            <draw:equation draw:name="f21" draw:formula="?f17 *?f12 "/>
            <draw:equation draw:name="f22" draw:formula="?f21 /?f20 "/>
            <draw:equation draw:name="f23" draw:formula="?f13 +?f22 "/>
            <draw:equation draw:name="f24" draw:formula="?f23 "/>
            <draw:equation draw:name="f25" draw:formula="1203"/>
            <draw:equation draw:name="f26" draw:formula="1656"/>
            <draw:handle draw:handle-position="left ?f8" draw:handle-range-y-minimum="0" draw:handle-range-y-maximum="100000"/>
            <draw:handle draw:handle-position="?f5 top" draw:handle-range-x-minimum="0" draw:handle-range-x-maximum="?f1"/>
          </draw:enhanced-geometry>
        </draw:custom-shape>
        <draw:custom-shape draw:style-name="gr18" draw:text-style-name="P9" draw:layer="layout" svg:width="1.041cm" svg:height="1.261cm" svg:x="3.598cm" svg:y="8.128cm">
          <text:p/>
          <draw:enhanced-geometry svg:viewBox="0 0 0 0" draw:mirror-vertical="true" draw:text-areas="?f8 ?f9 ?f1 ?f3" draw:type="" draw:enhanced-path="M 0 ?f5 L ?f4 0 ?f7 ?f5 ?f4 ?f6 Z N">
            <draw:equation draw:name="f0" draw:formula="1041*3"/>
            <draw:equation draw:name="f1" draw:formula="?f0 /4"/>
            <draw:equation draw:name="f2" draw:formula="1264*3"/>
            <draw:equation draw:name="f3" draw:formula="?f2 /4"/>
            <draw:equation draw:name="f4" draw:formula="1041/2"/>
            <draw:equation draw:name="f5" draw:formula="1264/2"/>
            <draw:equation draw:name="f6" draw:formula="1264"/>
            <draw:equation draw:name="f7" draw:formula="1041"/>
            <draw:equation draw:name="f8" draw:formula="1041/4"/>
            <draw:equation draw:name="f9" draw:formula="1264/4"/>
          </draw:enhanced-geometry>
        </draw:custom-shape>
        <draw:custom-shape draw:style-name="gr19" draw:text-style-name="P7" draw:layer="layout" svg:width="3.588cm" svg:height="1.603cm" svg:x="3.4cm" svg:y="9.397cm">
          <text:list text:style-name="L2">
            <text:list-header>
              <text:p text:style-name="P6"><text:span text:style-name="T5">Devices by</text:span></text:p>
              <text:p text:style-name="P6"><text:span text:style-name="T5">category</text:span></text:p>
            </text:list-header>
          </text:list>
          <draw:enhanced-geometry svg:viewBox="0 0 0 0" draw:text-areas="0 0 ?f3 ?f2" draw:type="rectangle" draw:enhanced-path="M 0 0 L ?f3 0 ?f3 ?f2 0 ?f2 Z N">
            <draw:equation draw:name="f0" draw:formula="3590/2"/>
            <draw:equation draw:name="f1" draw:formula="1602/2"/>
            <draw:equation draw:name="f2" draw:formula="1602"/>
            <draw:equation draw:name="f3" draw:formula="3590"/>
          </draw:enhanced-geometry>
        </draw:custom-shape>
        <draw:custom-shape draw:style-name="gr17" draw:text-style-name="P3" draw:layer="layout" svg:width="1.654cm" svg:height="1.204cm" svg:x="1.799cm" svg:y="8.198cm">
          <text:p/>
          <draw:enhanced-geometry svg:viewBox="0 0 0 0" draw:text-areas="0 ?f17 ?f24 ?f19" draw:type="" draw:modifiers="47528 48036" draw:enhanced-path="M 0 ?f17 L ?f13 ?f17 ?f13 0 ?f26 ?f16 ?f13 ?f25 ?f13 ?f19 0 ?f19 Z N">
            <draw:equation draw:name="f0" draw:formula="min(1656,1203)"/>
            <draw:equation draw:name="f1" draw:formula="-31072*1656"/>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1656-?f12 "/>
            <draw:equation draw:name="f14" draw:formula="1203*?f6 "/>
            <draw:equation draw:name="f15" draw:formula="?f14 /3392"/>
            <draw:equation draw:name="f16" draw:formula="1203/2"/>
            <draw:equation draw:name="f17" draw:formula="?f16 -?f15 "/>
            <draw:equation draw:name="f18" draw:formula="?f16 +?f15 "/>
            <draw:equation draw:name="f19" draw:formula="?f18 "/>
            <draw:equation draw:name="f20" draw:formula="1203/2"/>
            <draw:equation draw:name="f21" draw:formula="?f17 *?f12 "/>
            <draw:equation draw:name="f22" draw:formula="?f21 /?f20 "/>
            <draw:equation draw:name="f23" draw:formula="?f13 +?f22 "/>
            <draw:equation draw:name="f24" draw:formula="?f23 "/>
            <draw:equation draw:name="f25" draw:formula="1203"/>
            <draw:equation draw:name="f26" draw:formula="1656"/>
            <draw:handle draw:handle-position="left ?f8" draw:handle-range-y-minimum="0" draw:handle-range-y-maximum="100000"/>
            <draw:handle draw:handle-position="?f5 top" draw:handle-range-x-minimum="0" draw:handle-range-x-maximum="?f1"/>
          </draw:enhanced-geometry>
        </draw:custom-shape>
        <draw:custom-shape draw:style-name="gr20" draw:text-style-name="P9" draw:layer="layout" svg:width="0.992cm" svg:height="1.292cm" svg:x="0.798cm" svg:y="8.105cm">
          <text:p/>
          <draw:enhanced-geometry svg:viewBox="0 0 0 0" draw:mirror-vertical="true" draw:text-areas="?f8 ?f9 ?f1 ?f3" draw:type="" draw:enhanced-path="M 0 ?f5 L ?f4 0 ?f7 ?f5 ?f4 ?f6 Z N">
            <draw:equation draw:name="f0" draw:formula="991*3"/>
            <draw:equation draw:name="f1" draw:formula="?f0 /4"/>
            <draw:equation draw:name="f2" draw:formula="1294*3"/>
            <draw:equation draw:name="f3" draw:formula="?f2 /4"/>
            <draw:equation draw:name="f4" draw:formula="991/2"/>
            <draw:equation draw:name="f5" draw:formula="1294/2"/>
            <draw:equation draw:name="f6" draw:formula="1294"/>
            <draw:equation draw:name="f7" draw:formula="991"/>
            <draw:equation draw:name="f8" draw:formula="991/4"/>
            <draw:equation draw:name="f9" draw:formula="1294/4"/>
          </draw:enhanced-geometry>
        </draw:custom-shape>
        <draw:custom-shape draw:style-name="gr21" draw:text-style-name="P7" draw:layer="layout" svg:width="3.52cm" svg:height="1.603cm" svg:x="-0.097cm" svg:y="9.397cm">
          <text:list text:style-name="L2">
            <text:list-header>
              <text:p text:style-name="P6"><text:span text:style-name="T5">All devices</text:span></text:p>
              <text:p text:style-name="P6"><text:span text:style-name="T5">categories</text:span></text:p>
            </text:list-header>
          </text:list>
          <draw:enhanced-geometry svg:viewBox="0 0 0 0" draw:text-areas="0 0 ?f3 ?f2" draw:type="rectangle" draw:enhanced-path="M 0 0 L ?f3 0 ?f3 ?f2 0 ?f2 Z N">
            <draw:equation draw:name="f0" draw:formula="3518/2"/>
            <draw:equation draw:name="f1" draw:formula="1602/2"/>
            <draw:equation draw:name="f2" draw:formula="1602"/>
            <draw:equation draw:name="f3" draw:formula="3518"/>
          </draw:enhanced-geometry>
        </draw:custom-shape>
        <draw:custom-shape draw:style-name="gr22" draw:text-style-name="P3" draw:layer="layout" svg:width="1.654cm" svg:height="1.203cm" svg:x="4.745cm" svg:y="14.773cm">
          <text:p/>
          <draw:enhanced-geometry svg:viewBox="0 0 0 0" draw:text-areas="0 ?f17 ?f24 ?f19" draw:type="" draw:modifiers="47528 48036" draw:enhanced-path="M 0 ?f17 L ?f13 ?f17 ?f13 0 ?f26 ?f16 ?f13 ?f25 ?f13 ?f19 0 ?f19 Z N">
            <draw:equation draw:name="f0" draw:formula="min(1656,1203)"/>
            <draw:equation draw:name="f1" draw:formula="-31072*1656"/>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1656-?f12 "/>
            <draw:equation draw:name="f14" draw:formula="1203*?f6 "/>
            <draw:equation draw:name="f15" draw:formula="?f14 /3392"/>
            <draw:equation draw:name="f16" draw:formula="1203/2"/>
            <draw:equation draw:name="f17" draw:formula="?f16 -?f15 "/>
            <draw:equation draw:name="f18" draw:formula="?f16 +?f15 "/>
            <draw:equation draw:name="f19" draw:formula="?f18 "/>
            <draw:equation draw:name="f20" draw:formula="1203/2"/>
            <draw:equation draw:name="f21" draw:formula="?f17 *?f12 "/>
            <draw:equation draw:name="f22" draw:formula="?f21 /?f20 "/>
            <draw:equation draw:name="f23" draw:formula="?f13 +?f22 "/>
            <draw:equation draw:name="f24" draw:formula="?f23 "/>
            <draw:equation draw:name="f25" draw:formula="1203"/>
            <draw:equation draw:name="f26" draw:formula="1656"/>
            <draw:handle draw:handle-position="left ?f8" draw:handle-range-y-minimum="0" draw:handle-range-y-maximum="100000"/>
            <draw:handle draw:handle-position="?f5 top" draw:handle-range-x-minimum="0" draw:handle-range-x-maximum="?f1"/>
          </draw:enhanced-geometry>
        </draw:custom-shape>
        <draw:custom-shape draw:style-name="gr18" draw:text-style-name="P9" draw:layer="layout" svg:width="1.041cm" svg:height="1.261cm" svg:x="3.598cm" svg:y="14.703cm">
          <text:p/>
          <draw:enhanced-geometry svg:viewBox="0 0 0 0" draw:mirror-vertical="true" draw:text-areas="?f8 ?f9 ?f1 ?f3" draw:type="" draw:enhanced-path="M 0 ?f5 L ?f4 0 ?f7 ?f5 ?f4 ?f6 Z N">
            <draw:equation draw:name="f0" draw:formula="1041*3"/>
            <draw:equation draw:name="f1" draw:formula="?f0 /4"/>
            <draw:equation draw:name="f2" draw:formula="1264*3"/>
            <draw:equation draw:name="f3" draw:formula="?f2 /4"/>
            <draw:equation draw:name="f4" draw:formula="1041/2"/>
            <draw:equation draw:name="f5" draw:formula="1264/2"/>
            <draw:equation draw:name="f6" draw:formula="1264"/>
            <draw:equation draw:name="f7" draw:formula="1041"/>
            <draw:equation draw:name="f8" draw:formula="1041/4"/>
            <draw:equation draw:name="f9" draw:formula="1264/4"/>
          </draw:enhanced-geometry>
        </draw:custom-shape>
        <draw:custom-shape draw:style-name="gr23" draw:text-style-name="P7" draw:layer="layout" svg:width="3.681cm" svg:height="2.279cm" svg:x="3.656cm" svg:y="16.073cm">
          <text:list text:style-name="L2">
            <text:list-header>
              <text:p text:style-name="P6"><text:span text:style-name="T5">Assistance</text:span></text:p>
              <text:p text:style-name="P6"><text:span text:style-name="T5">services by</text:span></text:p>
              <text:p text:style-name="P6"><text:span text:style-name="T5">category</text:span></text:p>
            </text:list-header>
          </text:list>
          <draw:enhanced-geometry svg:viewBox="0 0 0 0" draw:text-areas="0 0 ?f3 ?f2" draw:type="rectangle" draw:enhanced-path="M 0 0 L ?f3 0 ?f3 ?f2 0 ?f2 Z N">
            <draw:equation draw:name="f0" draw:formula="3683/2"/>
            <draw:equation draw:name="f1" draw:formula="2278/2"/>
            <draw:equation draw:name="f2" draw:formula="2278"/>
            <draw:equation draw:name="f3" draw:formula="3683"/>
          </draw:enhanced-geometry>
        </draw:custom-shape>
        <draw:custom-shape draw:style-name="gr22" draw:text-style-name="P3" draw:layer="layout" svg:width="1.654cm" svg:height="1.203cm" svg:x="1.799cm" svg:y="14.773cm">
          <text:p/>
          <draw:enhanced-geometry svg:viewBox="0 0 0 0" draw:text-areas="0 ?f17 ?f24 ?f19" draw:type="" draw:modifiers="47528 48036" draw:enhanced-path="M 0 ?f17 L ?f13 ?f17 ?f13 0 ?f26 ?f16 ?f13 ?f25 ?f13 ?f19 0 ?f19 Z N">
            <draw:equation draw:name="f0" draw:formula="min(1656,1203)"/>
            <draw:equation draw:name="f1" draw:formula="-31072*1656"/>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1656-?f12 "/>
            <draw:equation draw:name="f14" draw:formula="1203*?f6 "/>
            <draw:equation draw:name="f15" draw:formula="?f14 /3392"/>
            <draw:equation draw:name="f16" draw:formula="1203/2"/>
            <draw:equation draw:name="f17" draw:formula="?f16 -?f15 "/>
            <draw:equation draw:name="f18" draw:formula="?f16 +?f15 "/>
            <draw:equation draw:name="f19" draw:formula="?f18 "/>
            <draw:equation draw:name="f20" draw:formula="1203/2"/>
            <draw:equation draw:name="f21" draw:formula="?f17 *?f12 "/>
            <draw:equation draw:name="f22" draw:formula="?f21 /?f20 "/>
            <draw:equation draw:name="f23" draw:formula="?f13 +?f22 "/>
            <draw:equation draw:name="f24" draw:formula="?f23 "/>
            <draw:equation draw:name="f25" draw:formula="1203"/>
            <draw:equation draw:name="f26" draw:formula="1656"/>
            <draw:handle draw:handle-position="left ?f8" draw:handle-range-y-minimum="0" draw:handle-range-y-maximum="100000"/>
            <draw:handle draw:handle-position="?f5 top" draw:handle-range-x-minimum="0" draw:handle-range-x-maximum="?f1"/>
          </draw:enhanced-geometry>
        </draw:custom-shape>
        <draw:custom-shape draw:style-name="gr20" draw:text-style-name="P9" draw:layer="layout" svg:width="0.992cm" svg:height="1.292cm" svg:x="0.798cm" svg:y="14.68cm">
          <text:p/>
          <draw:enhanced-geometry svg:viewBox="0 0 0 0" draw:mirror-vertical="true" draw:text-areas="?f8 ?f9 ?f1 ?f3" draw:type="" draw:enhanced-path="M 0 ?f5 L ?f4 0 ?f7 ?f5 ?f4 ?f6 Z N">
            <draw:equation draw:name="f0" draw:formula="991*3"/>
            <draw:equation draw:name="f1" draw:formula="?f0 /4"/>
            <draw:equation draw:name="f2" draw:formula="1294*3"/>
            <draw:equation draw:name="f3" draw:formula="?f2 /4"/>
            <draw:equation draw:name="f4" draw:formula="991/2"/>
            <draw:equation draw:name="f5" draw:formula="1294/2"/>
            <draw:equation draw:name="f6" draw:formula="1294"/>
            <draw:equation draw:name="f7" draw:formula="991"/>
            <draw:equation draw:name="f8" draw:formula="991/4"/>
            <draw:equation draw:name="f9" draw:formula="1294/4"/>
          </draw:enhanced-geometry>
        </draw:custom-shape>
        <draw:custom-shape draw:style-name="gr24" draw:text-style-name="P7" draw:layer="layout" svg:width="4.337cm" svg:height="2.279cm" svg:x="-0.106cm" svg:y="15.972cm">
          <text:list text:style-name="L2">
            <text:list-header>
              <text:p text:style-name="P6"><text:span text:style-name="T5">All assistance</text:span></text:p>
              <text:p text:style-name="P6"><text:span text:style-name="T5">services</text:span></text:p>
              <text:p text:style-name="P6"><text:span text:style-name="T5">categories</text:span></text:p>
            </text:list-header>
          </text:list>
          <draw:enhanced-geometry svg:viewBox="0 0 0 0" draw:text-areas="0 0 ?f3 ?f2" draw:type="rectangle" draw:enhanced-path="M 0 0 L ?f3 0 ?f3 ?f2 0 ?f2 Z N">
            <draw:equation draw:name="f0" draw:formula="4335/2"/>
            <draw:equation draw:name="f1" draw:formula="2278/2"/>
            <draw:equation draw:name="f2" draw:formula="2278"/>
            <draw:equation draw:name="f3" draw:formula="4335"/>
          </draw:enhanced-geometry>
        </draw:custom-shape>
        <draw:custom-shape draw:style-name="gr25" draw:text-style-name="P3" draw:layer="layout" svg:width="1.799cm" svg:height="1.327cm" draw:transform="rotate (-3.14159265358979) translate (22.233cm 9.184cm)">
          <text:p/>
          <draw:enhanced-geometry svg:viewBox="0 0 0 0" draw:text-areas="0 ?f17 ?f24 ?f19" draw:type="" draw:modifiers="47528 48036" draw:enhanced-path="M 0 ?f17 L ?f13 ?f17 ?f13 0 ?f26 ?f16 ?f13 ?f25 ?f13 ?f19 0 ?f19 Z N">
            <draw:equation draw:name="f0" draw:formula="min(1798,1328)"/>
            <draw:equation draw:name="f1" draw:formula="-31072*1798"/>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1798-?f12 "/>
            <draw:equation draw:name="f14" draw:formula="1328*?f6 "/>
            <draw:equation draw:name="f15" draw:formula="?f14 /3392"/>
            <draw:equation draw:name="f16" draw:formula="1328/2"/>
            <draw:equation draw:name="f17" draw:formula="?f16 -?f15 "/>
            <draw:equation draw:name="f18" draw:formula="?f16 +?f15 "/>
            <draw:equation draw:name="f19" draw:formula="?f18 "/>
            <draw:equation draw:name="f20" draw:formula="1328/2"/>
            <draw:equation draw:name="f21" draw:formula="?f17 *?f12 "/>
            <draw:equation draw:name="f22" draw:formula="?f21 /?f20 "/>
            <draw:equation draw:name="f23" draw:formula="?f13 +?f22 "/>
            <draw:equation draw:name="f24" draw:formula="?f23 "/>
            <draw:equation draw:name="f25" draw:formula="1328"/>
            <draw:equation draw:name="f26" draw:formula="1798"/>
            <draw:handle draw:handle-position="left ?f8" draw:handle-range-y-minimum="0" draw:handle-range-y-maximum="100000"/>
            <draw:handle draw:handle-position="?f5 top" draw:handle-range-x-minimum="0" draw:handle-range-x-maximum="?f1"/>
          </draw:enhanced-geometry>
        </draw:custom-shape>
        <draw:custom-shape draw:style-name="gr26" draw:text-style-name="P11" draw:layer="layout" svg:width="4.007cm" svg:height="2.279cm" svg:x="24.019cm" svg:y="9.04cm">
          <text:list text:style-name="L2">
            <text:list-header>
              <text:p text:style-name="P10"><text:span text:style-name="T5">All smart</text:span></text:p>
              <text:p text:style-name="P10"><text:span text:style-name="T5">Life services</text:span></text:p>
              <text:p text:style-name="P10"><text:span text:style-name="T5">categories</text:span></text:p>
            </text:list-header>
          </text:list>
          <draw:enhanced-geometry svg:viewBox="0 0 0 0" draw:text-areas="0 0 ?f3 ?f2" draw:type="rectangle" draw:enhanced-path="M 0 0 L ?f3 0 ?f3 ?f2 0 ?f2 Z N">
            <draw:equation draw:name="f0" draw:formula="4005/2"/>
            <draw:equation draw:name="f1" draw:formula="2278/2"/>
            <draw:equation draw:name="f2" draw:formula="2278"/>
            <draw:equation draw:name="f3" draw:formula="4005"/>
          </draw:enhanced-geometry>
        </draw:custom-shape>
        <draw:custom-shape draw:style-name="gr20" draw:text-style-name="P9" draw:layer="layout" svg:width="0.992cm" svg:height="1.292cm" svg:x="25.713cm" svg:y="7.88cm">
          <text:p/>
          <draw:enhanced-geometry svg:viewBox="0 0 0 0" draw:mirror-vertical="true" draw:text-areas="?f8 ?f9 ?f1 ?f3" draw:type="" draw:enhanced-path="M 0 ?f5 L ?f4 0 ?f7 ?f5 ?f4 ?f6 Z N">
            <draw:equation draw:name="f0" draw:formula="991*3"/>
            <draw:equation draw:name="f1" draw:formula="?f0 /4"/>
            <draw:equation draw:name="f2" draw:formula="1294*3"/>
            <draw:equation draw:name="f3" draw:formula="?f2 /4"/>
            <draw:equation draw:name="f4" draw:formula="991/2"/>
            <draw:equation draw:name="f5" draw:formula="1294/2"/>
            <draw:equation draw:name="f6" draw:formula="1294"/>
            <draw:equation draw:name="f7" draw:formula="991"/>
            <draw:equation draw:name="f8" draw:formula="991/4"/>
            <draw:equation draw:name="f9" draw:formula="1294/4"/>
          </draw:enhanced-geometry>
        </draw:custom-shape>
        <draw:custom-shape draw:style-name="gr27" draw:text-style-name="P11" draw:layer="layout" svg:width="3.859cm" svg:height="2.279cm" svg:x="20.523cm" svg:y="9.036cm">
          <text:list text:style-name="L2">
            <text:list-header>
              <text:p text:style-name="P10"><text:span text:style-name="T5">Smart life</text:span></text:p>
              <text:p text:style-name="P10"><text:span text:style-name="T5">services by </text:span></text:p>
              <text:p text:style-name="P10"><text:span text:style-name="T5">category</text:span></text:p>
            </text:list-header>
          </text:list>
          <draw:enhanced-geometry svg:viewBox="0 0 0 0" draw:text-areas="0 0 ?f3 ?f2" draw:type="rectangle" draw:enhanced-path="M 0 0 L ?f3 0 ?f3 ?f2 0 ?f2 Z N">
            <draw:equation draw:name="f0" draw:formula="3861/2"/>
            <draw:equation draw:name="f1" draw:formula="2278/2"/>
            <draw:equation draw:name="f2" draw:formula="2278"/>
            <draw:equation draw:name="f3" draw:formula="3861"/>
          </draw:enhanced-geometry>
        </draw:custom-shape>
        <draw:custom-shape draw:style-name="gr18" draw:text-style-name="P9" draw:layer="layout" svg:width="1.041cm" svg:height="1.261cm" svg:x="22.423cm" svg:y="7.872cm">
          <text:p/>
          <draw:enhanced-geometry svg:viewBox="0 0 0 0" draw:mirror-vertical="true" draw:text-areas="?f8 ?f9 ?f1 ?f3" draw:type="" draw:enhanced-path="M 0 ?f5 L ?f4 0 ?f7 ?f5 ?f4 ?f6 Z N">
            <draw:equation draw:name="f0" draw:formula="1041*3"/>
            <draw:equation draw:name="f1" draw:formula="?f0 /4"/>
            <draw:equation draw:name="f2" draw:formula="1264*3"/>
            <draw:equation draw:name="f3" draw:formula="?f2 /4"/>
            <draw:equation draw:name="f4" draw:formula="1041/2"/>
            <draw:equation draw:name="f5" draw:formula="1264/2"/>
            <draw:equation draw:name="f6" draw:formula="1264"/>
            <draw:equation draw:name="f7" draw:formula="1041"/>
            <draw:equation draw:name="f8" draw:formula="1041/4"/>
            <draw:equation draw:name="f9" draw:formula="1264/4"/>
          </draw:enhanced-geometry>
        </draw:custom-shape>
        <draw:custom-shape draw:style-name="gr25" draw:text-style-name="P3" draw:layer="layout" svg:width="1.799cm" svg:height="1.327cm" draw:transform="rotate (-3.14159265358979) translate (25.483cm 9.193cm)">
          <text:p/>
          <draw:enhanced-geometry svg:viewBox="0 0 0 0" draw:text-areas="0 ?f17 ?f24 ?f19" draw:type="" draw:modifiers="47528 48036" draw:enhanced-path="M 0 ?f17 L ?f13 ?f17 ?f13 0 ?f26 ?f16 ?f13 ?f25 ?f13 ?f19 0 ?f19 Z N">
            <draw:equation draw:name="f0" draw:formula="min(1798,1328)"/>
            <draw:equation draw:name="f1" draw:formula="-31072*1798"/>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1798-?f12 "/>
            <draw:equation draw:name="f14" draw:formula="1328*?f6 "/>
            <draw:equation draw:name="f15" draw:formula="?f14 /3392"/>
            <draw:equation draw:name="f16" draw:formula="1328/2"/>
            <draw:equation draw:name="f17" draw:formula="?f16 -?f15 "/>
            <draw:equation draw:name="f18" draw:formula="?f16 +?f15 "/>
            <draw:equation draw:name="f19" draw:formula="?f18 "/>
            <draw:equation draw:name="f20" draw:formula="1328/2"/>
            <draw:equation draw:name="f21" draw:formula="?f17 *?f12 "/>
            <draw:equation draw:name="f22" draw:formula="?f21 /?f20 "/>
            <draw:equation draw:name="f23" draw:formula="?f13 +?f22 "/>
            <draw:equation draw:name="f24" draw:formula="?f23 "/>
            <draw:equation draw:name="f25" draw:formula="1328"/>
            <draw:equation draw:name="f26" draw:formula="1798"/>
            <draw:handle draw:handle-position="left ?f8" draw:handle-range-y-minimum="0" draw:handle-range-y-maximum="100000"/>
            <draw:handle draw:handle-position="?f5 top" draw:handle-range-x-minimum="0" draw:handle-range-x-maximum="?f1"/>
          </draw:enhanced-geometry>
        </draw:custom-shape>
        <draw:custom-shape draw:style-name="gr28" draw:text-style-name="P11" draw:layer="layout" svg:width="3.33cm" svg:height="0.927cm" svg:x="20.657cm" svg:y="12.532cm">
          <text:list text:style-name="L2">
            <text:list-header>
              <text:p text:style-name="P10"><text:span text:style-name="T5">Highlights</text:span></text:p>
            </text:list-header>
          </text:list>
          <draw:enhanced-geometry svg:viewBox="0 0 0 0" draw:text-areas="0 0 ?f3 ?f2" draw:type="rectangle" draw:enhanced-path="M 0 0 L ?f3 0 ?f3 ?f2 0 ?f2 Z N">
            <draw:equation draw:name="f0" draw:formula="3328/2"/>
            <draw:equation draw:name="f1" draw:formula="928/2"/>
            <draw:equation draw:name="f2" draw:formula="928"/>
            <draw:equation draw:name="f3" draw:formula="3328"/>
          </draw:enhanced-geometry>
        </draw:custom-shape>
        <draw:custom-shape draw:style-name="gr29" draw:text-style-name="P9" draw:layer="layout" svg:width="0.993cm" svg:height="1.292cm" svg:x="22.013cm" svg:y="11.368cm">
          <text:p/>
          <draw:enhanced-geometry svg:viewBox="0 0 0 0" draw:mirror-vertical="true" draw:text-areas="?f8 ?f9 ?f1 ?f3" draw:type="" draw:enhanced-path="M 0 ?f5 L ?f4 0 ?f7 ?f5 ?f4 ?f6 Z N">
            <draw:equation draw:name="f0" draw:formula="991*3"/>
            <draw:equation draw:name="f1" draw:formula="?f0 /4"/>
            <draw:equation draw:name="f2" draw:formula="1294*3"/>
            <draw:equation draw:name="f3" draw:formula="?f2 /4"/>
            <draw:equation draw:name="f4" draw:formula="991/2"/>
            <draw:equation draw:name="f5" draw:formula="1294/2"/>
            <draw:equation draw:name="f6" draw:formula="1294"/>
            <draw:equation draw:name="f7" draw:formula="991"/>
            <draw:equation draw:name="f8" draw:formula="991/4"/>
            <draw:equation draw:name="f9" draw:formula="1294/4"/>
          </draw:enhanced-geometry>
        </draw:custom-shape>
        <draw:custom-shape draw:style-name="gr30" draw:text-style-name="P7" draw:layer="layout" svg:width="7.534cm" svg:height="2.279cm" svg:x="0.203cm" svg:y="4.401cm">
          <text:list text:style-name="L2">
            <text:list-header>
              <text:p text:style-name="P6"><text:span text:style-name="T5">Devices can be filtered</text:span></text:p>
              <text:p text:style-name="P6"><text:span text:style-name="T5">furthermore with options</text:span></text:p>
              <text:p text:style-name="P6"><text:span text:style-name="T5">for a given category </text:span></text:p>
            </text:list-header>
          </text:list>
          <draw:enhanced-geometry svg:viewBox="0 0 0 0" draw:text-areas="0 0 ?f3 ?f2" draw:type="rectangle" draw:enhanced-path="M 0 0 L ?f3 0 ?f3 ?f2 0 ?f2 Z N">
            <draw:equation draw:name="f0" draw:formula="7536/2"/>
            <draw:equation draw:name="f1" draw:formula="2278/2"/>
            <draw:equation draw:name="f2" draw:formula="2278"/>
            <draw:equation draw:name="f3" draw:formula="7536"/>
          </draw:enhanced-geometry>
        </draw:custom-shape>
        <draw:custom-shape draw:name="AutoShape 15" draw:style-name="gr31" draw:text-style-name="P12" draw:layer="layout" svg:width="2.793cm" svg:height="1.978cm" svg:x="6.444cm" svg:y="7.71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5" draw:style-name="gr31" draw:text-style-name="P12" draw:layer="layout" svg:width="2.793cm" svg:height="1.978cm" svg:x="17.6cm" svg:y="7.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5" draw:style-name="gr31" draw:text-style-name="P12" draw:layer="layout" svg:width="2.793cm" svg:height="1.978cm" svg:x="6.4cm" svg:y="1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38" draw:style-name="gr32" draw:text-style-name="P13" draw:layer="layout" svg:width="1.655cm" svg:height="1.202cm" svg:x="4.545cm" svg:y="8cm">
          <text:p/>
          <draw:enhanced-geometry draw:mirror-horizontal="false" draw:mirror-vertical="false" svg:viewBox="0 0 0 0" draw:text-areas="0 ?f8 ?f12 ?f9" draw:type="ooxml-rightArrow" draw:modifiers="47528 4803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7" draw:style-name="gr33" draw:text-style-name="P14" draw:layer="layout" svg:width="1.04cm" svg:height="1.263cm" svg:x="3.36cm" svg:y="7.932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38" draw:style-name="gr32" draw:text-style-name="P13" draw:layer="layout" svg:width="1.655cm" svg:height="1.202cm" svg:x="1.545cm" svg:y="7.998cm">
          <text:p/>
          <draw:enhanced-geometry draw:mirror-horizontal="false" draw:mirror-vertical="false" svg:viewBox="0 0 0 0" draw:text-areas="0 ?f8 ?f12 ?f9" draw:type="ooxml-rightArrow" draw:modifiers="47528 4803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38" draw:style-name="gr32" draw:text-style-name="P13" draw:layer="layout" svg:width="1.655cm" svg:height="1.202cm" svg:x="4.548cm" svg:y="14.699cm">
          <text:p/>
          <draw:enhanced-geometry draw:mirror-horizontal="false" draw:mirror-vertical="false" svg:viewBox="0 0 0 0" draw:text-areas="0 ?f8 ?f12 ?f9" draw:type="ooxml-rightArrow" draw:modifiers="47528 4803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7" draw:style-name="gr33" draw:text-style-name="P14" draw:layer="layout" svg:width="1.04cm" svg:height="1.263cm" svg:x="3.363cm" svg:y="14.631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38" draw:style-name="gr32" draw:text-style-name="P13" draw:layer="layout" svg:width="1.655cm" svg:height="1.202cm" svg:x="1.548cm" svg:y="14.697cm">
          <text:p/>
          <draw:enhanced-geometry draw:mirror-horizontal="false" draw:mirror-vertical="false" svg:viewBox="0 0 0 0" draw:text-areas="0 ?f8 ?f12 ?f9" draw:type="ooxml-rightArrow" draw:modifiers="47528 4803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8" draw:style-name="gr34" draw:text-style-name="P14" draw:layer="layout" svg:width="0.99cm" svg:height="1.293cm" svg:x="0.4cm" svg:y="7.902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18" draw:style-name="gr34" draw:text-style-name="P14" draw:layer="layout" svg:width="0.99cm" svg:height="1.293cm" svg:x="0.401cm" svg:y="14.602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38" draw:style-name="gr35" draw:text-style-name="P13" draw:layer="layout" svg:width="1.797cm" svg:height="1.327cm" draw:transform="rotate (-3.14159265358979) translate (22.444cm 9.197cm)">
          <text:p/>
          <draw:enhanced-geometry draw:mirror-horizontal="false" draw:mirror-vertical="false" svg:viewBox="0 0 0 0" draw:text-areas="0 ?f8 ?f12 ?f9" draw:type="ooxml-rightArrow" draw:modifiers="47528 4803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8" draw:style-name="gr34" draw:text-style-name="P14" draw:layer="layout" svg:width="0.99cm" svg:height="1.293cm" svg:x="25.92cm" svg:y="7.893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17" draw:style-name="gr33" draw:text-style-name="P14" draw:layer="layout" svg:width="1.04cm" svg:height="1.263cm" svg:x="22.633cm" svg:y="7.893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38" draw:style-name="gr35" draw:text-style-name="P13" draw:layer="layout" svg:width="1.797cm" svg:height="1.327cm" draw:transform="rotate (-3.14159265358979) translate (25.694cm 9.208cm)">
          <text:p/>
          <draw:enhanced-geometry draw:mirror-horizontal="false" draw:mirror-vertical="false" svg:viewBox="0 0 0 0" draw:text-areas="0 ?f8 ?f12 ?f9" draw:type="ooxml-rightArrow" draw:modifiers="47528 4803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8" draw:style-name="gr34" draw:text-style-name="P14" draw:layer="layout" svg:width="0.99cm" svg:height="1.293cm" svg:x="22.2cm" svg:y="11.402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presentation:notes draw:style-name="dp2">
          <draw:page-thumbnail draw:style-name="gr1" draw:layer="layout" svg:width="14.847cm" svg:height="11.134cm" svg:x="3.074cm" svg:y="2.258cm" draw:page-number="2"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3" draw:style-name="dp1" draw:master-page-name="Predefinito" presentation:presentation-page-layout-name="AL1T1">
        <draw:g draw:name="Group 31">
          <draw:custom-shape draw:name="Rounded Rectangle 29" draw:style-name="gr36" draw:text-style-name="P14" draw:layer="layout" svg:width="4.817cm" svg:height="2.146cm" svg:x="5.536cm" svg:y="15.1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0" draw:style-name="gr37" draw:text-style-name="P15" draw:layer="layout" svg:width="4.212cm" svg:height="1.601cm" svg:x="10.09cm" svg:y="15.5cm">
            <text:list text:style-name="L3">
              <text:list-header>
                <text:p text:style-name="P6"><text:span text:style-name="T6">Assistance</text:span></text:p>
              </text:list-header>
              <text:list-item>
                <text:p text:style-name="P6"><text:span text:style-name="T6">Services [5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ounded Rectangle 29" draw:style-name="gr38" draw:text-style-name="P14" draw:layer="layout" svg:width="5.983cm" svg:height="2.146cm" svg:x="15.358cm" svg:y="9.5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0" draw:style-name="gr39" draw:text-style-name="P15" draw:layer="layout" svg:width="7.996cm" svg:height="0.925cm" svg:x="14.522cm" svg:y="8.7cm">
            <text:list text:style-name="L3">
              <text:list-header>
                <text:p text:style-name="P6"><text:span text:style-name="T6">Smart life services [10-50]</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ounded Rectangle 29" draw:style-name="gr40" draw:text-style-name="P14" draw:layer="layout" svg:width="4.807cm" svg:height="2.146cm" svg:x="5.6cm" svg:y="9.4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0" draw:style-name="gr41" draw:text-style-name="P15" draw:layer="layout" svg:width="5.046cm" svg:height="0.925cm" svg:x="5.613cm" svg:y="8.574cm">
            <text:list text:style-name="L3">
              <text:list-header>
                <text:p text:style-name="P6"><text:span text:style-name="T6">Device [10-100]</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ounded Rectangle 29" draw:style-name="gr42" draw:text-style-name="P14" draw:layer="layout" svg:width="5.853cm" svg:height="3.493cm" svg:x="12.747cm" svg:y="3.4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0" draw:style-name="gr43" draw:text-style-name="P15" draw:layer="layout" svg:width="3.356cm" svg:height="0.927cm" svg:x="13.147cm" svg:y="2.5cm">
            <text:list text:style-name="L3">
              <text:list-item>
                <text:p text:style-name="P6"><text:span text:style-name="T6">The grou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ounded Rectangle 29" draw:style-name="gr44" draw:text-style-name="P14" draw:layer="layout" svg:width="4.974cm" svg:height="3.026cm" svg:x="5.226cm" svg:y="3.37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0" draw:style-name="gr45" draw:text-style-name="P16" draw:layer="layout" svg:width="3.839cm" svg:height="0.925cm" svg:x="5.328cm" svg:y="2.415cm">
            <text:list text:style-name="L3">
              <text:list-header>
                <text:p text:style-name="P6"><text:span text:style-name="T6">Who we ar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pr4" draw:text-style-name="P3" draw:layer="layout" svg:width="25.193cm" svg:height="1.962cm" svg:x="1.397cm" svg:y="0.838cm" presentation:class="title" presentation:user-transformed="true">
          <draw:text-box>
            <text:list text:style-name="L2">
              <text:list-header>
                <text:p text:style-name="P4"><text:span text:style-name="T4">L-IDM</text:span></text:p>
              </text:list-header>
            </text:list>
          </draw:text-box>
        </draw:frame>
        <draw:custom-shape draw:style-name="gr46" draw:text-style-name="P17" draw:layer="layout" svg:width="0.521cm" svg:height="0.41cm" svg:x="5.666cm" svg:y="3.784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47" draw:text-style-name="P7" draw:layer="layout" svg:width="5.944cm" svg:height="0.843cm" svg:x="6.059cm" svg:y="3.523cm">
          <text:list text:style-name="L2">
            <text:list-header>
              <text:p text:style-name="P6"><text:span text:style-name="T7">Innovation</text:span></text:p>
            </text:list-header>
          </text:list>
          <draw:enhanced-geometry svg:viewBox="0 0 0 0" draw:text-areas="0 0 ?f3 ?f2" draw:type="rectangle" draw:enhanced-path="M 0 0 L ?f3 0 ?f3 ?f2 0 ?f2 Z N">
            <draw:equation draw:name="f0" draw:formula="5944/2"/>
            <draw:equation draw:name="f1" draw:formula="845/2"/>
            <draw:equation draw:name="f2" draw:formula="845"/>
            <draw:equation draw:name="f3" draw:formula="5944"/>
          </draw:enhanced-geometry>
        </draw:custom-shape>
        <draw:custom-shape draw:style-name="gr48" draw:text-style-name="P7" draw:layer="layout" svg:width="3.784cm" svg:height="0.843cm" svg:x="6.05cm" svg:y="4.198cm">
          <text:list text:style-name="L2">
            <text:list-header>
              <text:p text:style-name="P6"><text:span text:style-name="T8">Testimonials</text:span></text:p>
            </text:list-header>
          </text:list>
          <draw:enhanced-geometry svg:viewBox="0 0 0 0" draw:text-areas="0 0 ?f3 ?f2" draw:type="rectangle" draw:enhanced-path="M 0 0 L ?f3 0 ?f3 ?f2 0 ?f2 Z N">
            <draw:equation draw:name="f0" draw:formula="3783/2"/>
            <draw:equation draw:name="f1" draw:formula="845/2"/>
            <draw:equation draw:name="f2" draw:formula="845"/>
            <draw:equation draw:name="f3" draw:formula="3783"/>
          </draw:enhanced-geometry>
        </draw:custom-shape>
        <draw:custom-shape draw:style-name="gr49" draw:text-style-name="P17" draw:layer="layout" svg:width="0.521cm" svg:height="0.411cm" svg:x="5.697cm" svg:y="5.009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0" draw:text-style-name="P7" draw:layer="layout" svg:width="3.784cm" svg:height="0.843cm" svg:x="6.05cm" svg:y="4.811cm">
          <text:list text:style-name="L2">
            <text:list-header>
              <text:p text:style-name="P6"><text:span text:style-name="T8">Project</text:span></text:p>
            </text:list-header>
          </text:list>
          <draw:enhanced-geometry svg:viewBox="0 0 0 0" draw:text-areas="0 0 ?f3 ?f2" draw:type="rectangle" draw:enhanced-path="M 0 0 L ?f3 0 ?f3 ?f2 0 ?f2 Z N">
            <draw:equation draw:name="f0" draw:formula="3783/2"/>
            <draw:equation draw:name="f1" draw:formula="845/2"/>
            <draw:equation draw:name="f2" draw:formula="845"/>
            <draw:equation draw:name="f3" draw:formula="3783"/>
          </draw:enhanced-geometry>
        </draw:custom-shape>
        <draw:custom-shape draw:style-name="gr46" draw:text-style-name="P17" draw:layer="layout" svg:width="0.521cm" svg:height="0.41cm" svg:x="5.666cm" svg:y="4.383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46" draw:text-style-name="P17" draw:layer="layout" svg:width="0.521cm" svg:height="0.41cm" svg:x="13.198cm" svg:y="3.585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1" draw:text-style-name="P7" draw:layer="layout" svg:width="3.783cm" svg:height="0.843cm" svg:x="13.582cm" svg:y="3.995cm">
          <text:list text:style-name="L2">
            <text:list-header>
              <text:p text:style-name="P6"><text:span text:style-name="T8">News</text:span></text:p>
            </text:list-header>
          </text:list>
          <draw:enhanced-geometry svg:viewBox="0 0 0 0" draw:text-areas="0 0 ?f3 ?f2" draw:type="rectangle" draw:enhanced-path="M 0 0 L ?f3 0 ?f3 ?f2 0 ?f2 Z N">
            <draw:equation draw:name="f0" draw:formula="3783/2"/>
            <draw:equation draw:name="f1" draw:formula="845/2"/>
            <draw:equation draw:name="f2" draw:formula="845"/>
            <draw:equation draw:name="f3" draw:formula="3783"/>
          </draw:enhanced-geometry>
        </draw:custom-shape>
        <draw:custom-shape draw:style-name="gr46" draw:text-style-name="P17" draw:layer="layout" svg:width="0.521cm" svg:height="0.41cm" svg:x="13.229cm" svg:y="4.811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2" draw:text-style-name="P7" draw:layer="layout" svg:width="3.783cm" svg:height="0.843cm" svg:x="13.582cm" svg:y="4.613cm">
          <text:list text:style-name="L2">
            <text:list-header>
              <text:p text:style-name="P6"><text:span text:style-name="T8">Governance</text:span></text:p>
            </text:list-header>
          </text:list>
          <draw:enhanced-geometry svg:viewBox="0 0 0 0" draw:text-areas="0 0 ?f3 ?f2" draw:type="rectangle" draw:enhanced-path="M 0 0 L ?f3 0 ?f3 ?f2 0 ?f2 Z N">
            <draw:equation draw:name="f0" draw:formula="3783/2"/>
            <draw:equation draw:name="f1" draw:formula="845/2"/>
            <draw:equation draw:name="f2" draw:formula="845"/>
            <draw:equation draw:name="f3" draw:formula="3783"/>
          </draw:enhanced-geometry>
        </draw:custom-shape>
        <draw:custom-shape draw:style-name="gr46" draw:text-style-name="P17" draw:layer="layout" svg:width="0.521cm" svg:height="0.41cm" svg:x="13.229cm" svg:y="5.393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3" draw:text-style-name="P7" draw:layer="layout" svg:width="5.314cm" svg:height="0.843cm" svg:x="13.582cm" svg:y="5.195cm">
          <text:list text:style-name="L2">
            <text:list-header>
              <text:p text:style-name="P6"><text:span text:style-name="T8">Business &amp; Market</text:span></text:p>
            </text:list-header>
          </text:list>
          <draw:enhanced-geometry svg:viewBox="0 0 0 0" draw:text-areas="0 0 ?f3 ?f2" draw:type="rectangle" draw:enhanced-path="M 0 0 L ?f3 0 ?f3 ?f2 0 ?f2 Z N">
            <draw:equation draw:name="f0" draw:formula="5314/2"/>
            <draw:equation draw:name="f1" draw:formula="845/2"/>
            <draw:equation draw:name="f2" draw:formula="845"/>
            <draw:equation draw:name="f3" draw:formula="5314"/>
          </draw:enhanced-geometry>
        </draw:custom-shape>
        <draw:custom-shape draw:style-name="gr49" draw:text-style-name="P17" draw:layer="layout" svg:width="0.521cm" svg:height="0.411cm" svg:x="13.198cm" svg:y="4.18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4" draw:text-style-name="P7" draw:layer="layout" svg:width="5.944cm" svg:height="0.843cm" svg:x="13.657cm" svg:y="3.422cm">
          <text:list text:style-name="L2">
            <text:list-header>
              <text:p text:style-name="P6"><text:span text:style-name="T7">Group description</text:span></text:p>
            </text:list-header>
          </text:list>
          <draw:enhanced-geometry svg:viewBox="0 0 0 0" draw:text-areas="0 0 ?f3 ?f2" draw:type="rectangle" draw:enhanced-path="M 0 0 L ?f3 0 ?f3 ?f2 0 ?f2 Z N">
            <draw:equation draw:name="f0" draw:formula="5944/2"/>
            <draw:equation draw:name="f1" draw:formula="845/2"/>
            <draw:equation draw:name="f2" draw:formula="845"/>
            <draw:equation draw:name="f3" draw:formula="5944"/>
          </draw:enhanced-geometry>
        </draw:custom-shape>
        <draw:custom-shape draw:style-name="gr55" draw:text-style-name="P17" draw:layer="layout" svg:width="0.52cm" svg:height="0.41cm" svg:x="13.225cm" svg:y="5.993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6" draw:text-style-name="P7" draw:layer="layout" svg:width="5.314cm" svg:height="0.843cm" svg:x="13.573cm" svg:y="5.794cm">
          <text:list text:style-name="L2">
            <text:list-header>
              <text:p text:style-name="P6"><text:span text:style-name="T8">For investors</text:span></text:p>
            </text:list-header>
          </text:list>
          <draw:enhanced-geometry svg:viewBox="0 0 0 0" draw:text-areas="0 0 ?f3 ?f2" draw:type="rectangle" draw:enhanced-path="M 0 0 L ?f3 0 ?f3 ?f2 0 ?f2 Z N">
            <draw:equation draw:name="f0" draw:formula="5314/2"/>
            <draw:equation draw:name="f1" draw:formula="845/2"/>
            <draw:equation draw:name="f2" draw:formula="845"/>
            <draw:equation draw:name="f3" draw:formula="5314"/>
          </draw:enhanced-geometry>
        </draw:custom-shape>
        <draw:custom-shape draw:style-name="gr57" draw:text-style-name="P17" draw:layer="layout" svg:width="0.463cm" svg:height="0.366cm" svg:x="5.724cm" svg:y="10.522cm">
          <text:p/>
          <draw:enhanced-geometry svg:viewBox="0 0 0 0" draw:text-areas="?f11 ?f15 ?f13 ?f17" draw:type="" draw:enhanced-path="M 0 ?f14 L ?f0 ?f5 ?f20 ?f21 ?f0 ?f5 ?f22 ?f23 Z N">
            <draw:equation draw:name="f0" draw:formula="465/2"/>
            <draw:equation draw:name="f1" draw:formula="1*-29549/-9984"/>
            <draw:equation draw:name="f2" draw:formula="?f1 *13024"/>
            <draw:equation draw:name="f3" draw:formula="?f2 /-13440"/>
            <draw:equation draw:name="f4" draw:formula="?f0 *cos(?f3 *(pi/180))"/>
            <draw:equation draw:name="f5" draw:formula="368/2"/>
            <draw:equation draw:name="f6" draw:formula="1*-29549/-9984"/>
            <draw:equation draw:name="f7" draw:formula="?f6 *13024"/>
            <draw:equation draw:name="f8" draw:formula="?f7 /-13440"/>
            <draw:equation draw:name="f9" draw:formula="?f5 *sin(?f8 *(pi/180))"/>
            <draw:equation draw:name="f10" draw:formula="465/2"/>
            <draw:equation draw:name="f11" draw:formula="?f10 -?f4 "/>
            <draw:equation draw:name="f12" draw:formula="?f10 +?f4 "/>
            <draw:equation draw:name="f13" draw:formula="?f12 "/>
            <draw:equation draw:name="f14" draw:formula="368/2"/>
            <draw:equation draw:name="f15" draw:formula="?f14 -?f9 "/>
            <draw:equation draw:name="f16" draw:formula="?f14 +?f9 "/>
            <draw:equation draw:name="f17" draw:formula="?f16 "/>
            <draw:equation draw:name="f18" draw:formula="368"/>
            <draw:equation draw:name="f19" draw:formula="465"/>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8" draw:text-style-name="P7" draw:layer="layout" svg:width="4.18cm" svg:height="1.435cm" svg:x="6.121cm" svg:y="9.998cm">
          <text:list text:style-name="L2">
            <text:list-header>
              <text:p text:style-name="P6"><text:span text:style-name="T8">Technical characteristics</text:span></text:p>
            </text:list-header>
          </text:list>
          <draw:enhanced-geometry svg:viewBox="0 0 0 0" draw:text-areas="0 0 ?f3 ?f2" draw:type="rectangle" draw:enhanced-path="M 0 0 L ?f3 0 ?f3 ?f2 0 ?f2 Z N">
            <draw:equation draw:name="f0" draw:formula="4182/2"/>
            <draw:equation draw:name="f1" draw:formula="1437/2"/>
            <draw:equation draw:name="f2" draw:formula="1437"/>
            <draw:equation draw:name="f3" draw:formula="4182"/>
          </draw:enhanced-geometry>
        </draw:custom-shape>
        <draw:custom-shape draw:style-name="gr57" draw:text-style-name="P17" draw:layer="layout" svg:width="0.463cm" svg:height="0.366cm" svg:x="5.741cm" svg:y="9.891cm">
          <text:p/>
          <draw:enhanced-geometry svg:viewBox="0 0 0 0" draw:text-areas="?f11 ?f15 ?f13 ?f17" draw:type="" draw:enhanced-path="M 0 ?f14 L ?f0 ?f5 ?f20 ?f21 ?f0 ?f5 ?f22 ?f23 Z N">
            <draw:equation draw:name="f0" draw:formula="465/2"/>
            <draw:equation draw:name="f1" draw:formula="1*-29549/-9984"/>
            <draw:equation draw:name="f2" draw:formula="?f1 *13024"/>
            <draw:equation draw:name="f3" draw:formula="?f2 /-13440"/>
            <draw:equation draw:name="f4" draw:formula="?f0 *cos(?f3 *(pi/180))"/>
            <draw:equation draw:name="f5" draw:formula="368/2"/>
            <draw:equation draw:name="f6" draw:formula="1*-29549/-9984"/>
            <draw:equation draw:name="f7" draw:formula="?f6 *13024"/>
            <draw:equation draw:name="f8" draw:formula="?f7 /-13440"/>
            <draw:equation draw:name="f9" draw:formula="?f5 *sin(?f8 *(pi/180))"/>
            <draw:equation draw:name="f10" draw:formula="465/2"/>
            <draw:equation draw:name="f11" draw:formula="?f10 -?f4 "/>
            <draw:equation draw:name="f12" draw:formula="?f10 +?f4 "/>
            <draw:equation draw:name="f13" draw:formula="?f12 "/>
            <draw:equation draw:name="f14" draw:formula="368/2"/>
            <draw:equation draw:name="f15" draw:formula="?f14 -?f9 "/>
            <draw:equation draw:name="f16" draw:formula="?f14 +?f9 "/>
            <draw:equation draw:name="f17" draw:formula="?f16 "/>
            <draw:equation draw:name="f18" draw:formula="368"/>
            <draw:equation draw:name="f19" draw:formula="465"/>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9" draw:text-style-name="P7" draw:layer="layout" svg:width="5.309cm" svg:height="0.843cm" svg:x="6.09cm" svg:y="9.615cm">
          <text:list text:style-name="L2">
            <text:list-header>
              <text:p text:style-name="P6"><text:span text:style-name="T7">Presentation</text:span></text:p>
            </text:list-header>
          </text:list>
          <draw:enhanced-geometry svg:viewBox="0 0 0 0" draw:text-areas="0 0 ?f3 ?f2" draw:type="rectangle" draw:enhanced-path="M 0 0 L ?f3 0 ?f3 ?f2 0 ?f2 Z N">
            <draw:equation draw:name="f0" draw:formula="5309/2"/>
            <draw:equation draw:name="f1" draw:formula="841/2"/>
            <draw:equation draw:name="f2" draw:formula="841"/>
            <draw:equation draw:name="f3" draw:formula="5309"/>
          </draw:enhanced-geometry>
        </draw:custom-shape>
        <draw:custom-shape draw:style-name="gr57" draw:text-style-name="P17" draw:layer="layout" svg:width="0.463cm" svg:height="0.366cm" svg:x="5.741cm" svg:y="15.972cm">
          <text:p/>
          <draw:enhanced-geometry svg:viewBox="0 0 0 0" draw:text-areas="?f11 ?f15 ?f13 ?f17" draw:type="" draw:enhanced-path="M 0 ?f14 L ?f0 ?f5 ?f20 ?f21 ?f0 ?f5 ?f22 ?f23 Z N">
            <draw:equation draw:name="f0" draw:formula="465/2"/>
            <draw:equation draw:name="f1" draw:formula="1*-29549/-9984"/>
            <draw:equation draw:name="f2" draw:formula="?f1 *13024"/>
            <draw:equation draw:name="f3" draw:formula="?f2 /-13440"/>
            <draw:equation draw:name="f4" draw:formula="?f0 *cos(?f3 *(pi/180))"/>
            <draw:equation draw:name="f5" draw:formula="368/2"/>
            <draw:equation draw:name="f6" draw:formula="1*-29549/-9984"/>
            <draw:equation draw:name="f7" draw:formula="?f6 *13024"/>
            <draw:equation draw:name="f8" draw:formula="?f7 /-13440"/>
            <draw:equation draw:name="f9" draw:formula="?f5 *sin(?f8 *(pi/180))"/>
            <draw:equation draw:name="f10" draw:formula="465/2"/>
            <draw:equation draw:name="f11" draw:formula="?f10 -?f4 "/>
            <draw:equation draw:name="f12" draw:formula="?f10 +?f4 "/>
            <draw:equation draw:name="f13" draw:formula="?f12 "/>
            <draw:equation draw:name="f14" draw:formula="368/2"/>
            <draw:equation draw:name="f15" draw:formula="?f14 -?f9 "/>
            <draw:equation draw:name="f16" draw:formula="?f14 +?f9 "/>
            <draw:equation draw:name="f17" draw:formula="?f16 "/>
            <draw:equation draw:name="f18" draw:formula="368"/>
            <draw:equation draw:name="f19" draw:formula="465"/>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60" draw:text-style-name="P7" draw:layer="layout" svg:width="4.039cm" svg:height="0.843cm" svg:x="6.09cm" svg:y="15.685cm">
          <text:list text:style-name="L2">
            <text:list-header>
              <text:p text:style-name="P6"><text:span text:style-name="T7">Description</text:span></text:p>
            </text:list-header>
          </text:list>
          <draw:enhanced-geometry svg:viewBox="0 0 0 0" draw:text-areas="0 0 ?f3 ?f2" draw:type="rectangle" draw:enhanced-path="M 0 0 L ?f3 0 ?f3 ?f2 0 ?f2 Z N">
            <draw:equation draw:name="f0" draw:formula="4039/2"/>
            <draw:equation draw:name="f1" draw:formula="845/2"/>
            <draw:equation draw:name="f2" draw:formula="845"/>
            <draw:equation draw:name="f3" draw:formula="4039"/>
          </draw:enhanced-geometry>
        </draw:custom-shape>
        <draw:custom-shape draw:style-name="gr57" draw:text-style-name="P17" draw:layer="layout" svg:width="0.463cm" svg:height="0.366cm" svg:x="15.619cm" svg:y="10.522cm">
          <text:p/>
          <draw:enhanced-geometry svg:viewBox="0 0 0 0" draw:text-areas="?f11 ?f15 ?f13 ?f17" draw:type="" draw:enhanced-path="M 0 ?f14 L ?f0 ?f5 ?f20 ?f21 ?f0 ?f5 ?f22 ?f23 Z N">
            <draw:equation draw:name="f0" draw:formula="465/2"/>
            <draw:equation draw:name="f1" draw:formula="1*-29549/-9984"/>
            <draw:equation draw:name="f2" draw:formula="?f1 *13024"/>
            <draw:equation draw:name="f3" draw:formula="?f2 /-13440"/>
            <draw:equation draw:name="f4" draw:formula="?f0 *cos(?f3 *(pi/180))"/>
            <draw:equation draw:name="f5" draw:formula="368/2"/>
            <draw:equation draw:name="f6" draw:formula="1*-29549/-9984"/>
            <draw:equation draw:name="f7" draw:formula="?f6 *13024"/>
            <draw:equation draw:name="f8" draw:formula="?f7 /-13440"/>
            <draw:equation draw:name="f9" draw:formula="?f5 *sin(?f8 *(pi/180))"/>
            <draw:equation draw:name="f10" draw:formula="465/2"/>
            <draw:equation draw:name="f11" draw:formula="?f10 -?f4 "/>
            <draw:equation draw:name="f12" draw:formula="?f10 +?f4 "/>
            <draw:equation draw:name="f13" draw:formula="?f12 "/>
            <draw:equation draw:name="f14" draw:formula="368/2"/>
            <draw:equation draw:name="f15" draw:formula="?f14 -?f9 "/>
            <draw:equation draw:name="f16" draw:formula="?f14 +?f9 "/>
            <draw:equation draw:name="f17" draw:formula="?f16 "/>
            <draw:equation draw:name="f18" draw:formula="368"/>
            <draw:equation draw:name="f19" draw:formula="465"/>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61" draw:text-style-name="P7" draw:layer="layout" svg:width="5.609cm" svg:height="0.843cm" svg:x="16.016cm" svg:y="10.297cm">
          <text:list text:style-name="L2">
            <text:list-header>
              <text:p text:style-name="P6"><text:span text:style-name="T8">Activation and rules</text:span></text:p>
            </text:list-header>
          </text:list>
          <draw:enhanced-geometry svg:viewBox="0 0 0 0" draw:text-areas="0 0 ?f3 ?f2" draw:type="rectangle" draw:enhanced-path="M 0 0 L ?f3 0 ?f3 ?f2 0 ?f2 Z N">
            <draw:equation draw:name="f0" draw:formula="5612/2"/>
            <draw:equation draw:name="f1" draw:formula="845/2"/>
            <draw:equation draw:name="f2" draw:formula="845"/>
            <draw:equation draw:name="f3" draw:formula="5612"/>
          </draw:enhanced-geometry>
        </draw:custom-shape>
        <draw:custom-shape draw:style-name="gr57" draw:text-style-name="P17" draw:layer="layout" svg:width="0.463cm" svg:height="0.366cm" svg:x="15.637cm" svg:y="9.891cm">
          <text:p/>
          <draw:enhanced-geometry svg:viewBox="0 0 0 0" draw:text-areas="?f11 ?f15 ?f13 ?f17" draw:type="" draw:enhanced-path="M 0 ?f14 L ?f0 ?f5 ?f20 ?f21 ?f0 ?f5 ?f22 ?f23 Z N">
            <draw:equation draw:name="f0" draw:formula="465/2"/>
            <draw:equation draw:name="f1" draw:formula="1*-29549/-9984"/>
            <draw:equation draw:name="f2" draw:formula="?f1 *13024"/>
            <draw:equation draw:name="f3" draw:formula="?f2 /-13440"/>
            <draw:equation draw:name="f4" draw:formula="?f0 *cos(?f3 *(pi/180))"/>
            <draw:equation draw:name="f5" draw:formula="368/2"/>
            <draw:equation draw:name="f6" draw:formula="1*-29549/-9984"/>
            <draw:equation draw:name="f7" draw:formula="?f6 *13024"/>
            <draw:equation draw:name="f8" draw:formula="?f7 /-13440"/>
            <draw:equation draw:name="f9" draw:formula="?f5 *sin(?f8 *(pi/180))"/>
            <draw:equation draw:name="f10" draw:formula="465/2"/>
            <draw:equation draw:name="f11" draw:formula="?f10 -?f4 "/>
            <draw:equation draw:name="f12" draw:formula="?f10 +?f4 "/>
            <draw:equation draw:name="f13" draw:formula="?f12 "/>
            <draw:equation draw:name="f14" draw:formula="368/2"/>
            <draw:equation draw:name="f15" draw:formula="?f14 -?f9 "/>
            <draw:equation draw:name="f16" draw:formula="?f14 +?f9 "/>
            <draw:equation draw:name="f17" draw:formula="?f16 "/>
            <draw:equation draw:name="f18" draw:formula="368"/>
            <draw:equation draw:name="f19" draw:formula="465"/>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62" draw:text-style-name="P7" draw:layer="layout" svg:width="5.31cm" svg:height="0.843cm" svg:x="15.985cm" svg:y="9.615cm">
          <text:list text:style-name="L2">
            <text:list-header>
              <text:p text:style-name="P6"><text:span text:style-name="T7">Description</text:span></text:p>
            </text:list-header>
          </text:list>
          <draw:enhanced-geometry svg:viewBox="0 0 0 0" draw:text-areas="0 0 ?f3 ?f2" draw:type="rectangle" draw:enhanced-path="M 0 0 L ?f3 0 ?f3 ?f2 0 ?f2 Z N">
            <draw:equation draw:name="f0" draw:formula="5309/2"/>
            <draw:equation draw:name="f1" draw:formula="841/2"/>
            <draw:equation draw:name="f2" draw:formula="841"/>
            <draw:equation draw:name="f3" draw:formula="5309"/>
          </draw:enhanced-geometry>
        </draw:custom-shape>
        <draw:custom-shape draw:style-name="gr57" draw:text-style-name="P17" draw:layer="layout" svg:width="0.463cm" svg:height="0.366cm" svg:x="15.628cm" svg:y="11.205cm">
          <text:p/>
          <draw:enhanced-geometry svg:viewBox="0 0 0 0" draw:text-areas="?f11 ?f15 ?f13 ?f17" draw:type="" draw:enhanced-path="M 0 ?f14 L ?f0 ?f5 ?f20 ?f21 ?f0 ?f5 ?f22 ?f23 Z N">
            <draw:equation draw:name="f0" draw:formula="465/2"/>
            <draw:equation draw:name="f1" draw:formula="1*-29549/-9984"/>
            <draw:equation draw:name="f2" draw:formula="?f1 *13024"/>
            <draw:equation draw:name="f3" draw:formula="?f2 /-13440"/>
            <draw:equation draw:name="f4" draw:formula="?f0 *cos(?f3 *(pi/180))"/>
            <draw:equation draw:name="f5" draw:formula="368/2"/>
            <draw:equation draw:name="f6" draw:formula="1*-29549/-9984"/>
            <draw:equation draw:name="f7" draw:formula="?f6 *13024"/>
            <draw:equation draw:name="f8" draw:formula="?f7 /-13440"/>
            <draw:equation draw:name="f9" draw:formula="?f5 *sin(?f8 *(pi/180))"/>
            <draw:equation draw:name="f10" draw:formula="465/2"/>
            <draw:equation draw:name="f11" draw:formula="?f10 -?f4 "/>
            <draw:equation draw:name="f12" draw:formula="?f10 +?f4 "/>
            <draw:equation draw:name="f13" draw:formula="?f12 "/>
            <draw:equation draw:name="f14" draw:formula="368/2"/>
            <draw:equation draw:name="f15" draw:formula="?f14 -?f9 "/>
            <draw:equation draw:name="f16" draw:formula="?f14 +?f9 "/>
            <draw:equation draw:name="f17" draw:formula="?f16 "/>
            <draw:equation draw:name="f18" draw:formula="368"/>
            <draw:equation draw:name="f19" draw:formula="465"/>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63" draw:text-style-name="P7" draw:layer="layout" svg:width="3.378cm" svg:height="0.843cm" svg:x="16.025cm" svg:y="10.974cm">
          <text:list text:style-name="L2">
            <text:list-header>
              <text:p text:style-name="P6"><text:span text:style-name="T8">FAQ</text:span></text:p>
            </text:list-header>
          </text:list>
          <draw:enhanced-geometry svg:viewBox="0 0 0 0" draw:text-areas="0 0 ?f3 ?f2" draw:type="rectangle" draw:enhanced-path="M 0 0 L ?f3 0 ?f3 ?f2 0 ?f2 Z N">
            <draw:equation draw:name="f0" draw:formula="3379/2"/>
            <draw:equation draw:name="f1" draw:formula="841/2"/>
            <draw:equation draw:name="f2" draw:formula="841"/>
            <draw:equation draw:name="f3" draw:formula="3379"/>
          </draw:enhanced-geometry>
        </draw:custom-shape>
        <draw:line draw:style-name="gr64" draw:text-style-name="P8" draw:layer="layout" svg:x1="15.243cm" svg:y1="9.922cm" svg:x2="13.008cm" svg:y2="9.926cm">
          <text:p/>
        </draw:line>
        <draw:connector draw:style-name="gr65" draw:text-style-name="P8" draw:layer="layout" draw:type="line" svg:x1="11.893cm" svg:y1="9.947cm" svg:x2="10.3cm" svg:y2="9.953cm" svg:d="M11893 9947l-1593 6" svg:viewBox="0 0 1594 7">
          <text:p/>
        </draw:connector>
        <draw:line draw:style-name="gr66" draw:text-style-name="P8" draw:layer="layout" svg:x1="15.306cm" svg:y1="11.205cm" svg:x2="13.026cm" svg:y2="11.21cm">
          <text:p/>
        </draw:line>
        <draw:connector draw:style-name="gr67" draw:text-style-name="P8" draw:layer="layout" draw:type="line" svg:x1="11.905cm" svg:y1="11.235cm" svg:x2="10.295cm" svg:y2="11.221cm" svg:d="M11905 11235l-1610-14" svg:viewBox="0 0 1611 15">
          <text:p/>
        </draw:connector>
        <draw:custom-shape draw:style-name="gr68" draw:text-style-name="P7" draw:layer="layout" svg:width="7.413cm" svg:height="1.603cm" svg:x="11.386cm" svg:y="7.797cm">
          <text:list text:style-name="L2">
            <text:list-header>
              <text:p text:style-name="P6"><text:span text:style-name="T5">Available SL Service</text:span></text:p>
              <text:p text:style-name="P6"><text:span text:style-name="T5">1:5</text:span></text:p>
            </text:list-header>
          </text:list>
          <draw:enhanced-geometry svg:viewBox="0 0 0 0" draw:text-areas="0 0 ?f3 ?f2" draw:type="rectangle" draw:enhanced-path="M 0 0 L ?f3 0 ?f3 ?f2 0 ?f2 Z N">
            <draw:equation draw:name="f0" draw:formula="7414/2"/>
            <draw:equation draw:name="f1" draw:formula="1605/2"/>
            <draw:equation draw:name="f2" draw:formula="1605"/>
            <draw:equation draw:name="f3" draw:formula="7414"/>
          </draw:enhanced-geometry>
        </draw:custom-shape>
        <draw:custom-shape draw:style-name="gr69" draw:text-style-name="P7" draw:layer="layout" svg:width="5.247cm" svg:height="1.603cm" svg:x="9.75cm" svg:y="11.453cm">
          <text:list text:style-name="L2">
            <text:list-header>
              <text:p text:style-name="P6"><text:span text:style-name="T5">For device(s)_1</text:span></text:p>
              <text:p text:style-name="P6"><text:span text:style-name="T5">1:30</text:span></text:p>
            </text:list-header>
          </text:list>
          <draw:enhanced-geometry svg:viewBox="0 0 0 0" draw:text-areas="0 0 ?f3 ?f2" draw:type="rectangle" draw:enhanced-path="M 0 0 L ?f3 0 ?f3 ?f2 0 ?f2 Z N">
            <draw:equation draw:name="f0" draw:formula="5249/2"/>
            <draw:equation draw:name="f1" draw:formula="1605/2"/>
            <draw:equation draw:name="f2" draw:formula="1605"/>
            <draw:equation draw:name="f3" draw:formula="5249"/>
          </draw:enhanced-geometry>
        </draw:custom-shape>
        <draw:line draw:style-name="gr66" draw:text-style-name="P8" draw:layer="layout" svg:x1="8.489cm" svg:y1="15.231cm" svg:x2="8.498cm" svg:y2="13.167cm">
          <text:p/>
        </draw:line>
        <draw:connector draw:style-name="gr67" draw:text-style-name="P8" draw:layer="layout" draw:type="line" svg:x1="8.493cm" svg:y1="12.236cm" svg:x2="8.488cm" svg:y2="11.596cm" svg:d="M8493 12236l-5-640" svg:viewBox="0 0 6 641">
          <text:p/>
        </draw:connector>
        <draw:custom-shape draw:style-name="gr70" draw:text-style-name="P7" draw:layer="layout" svg:width="4.189cm" svg:height="2.279cm" svg:x="8.608cm" svg:y="12.985cm">
          <text:list text:style-name="L2">
            <text:list-header>
              <text:p text:style-name="P6"><text:span text:style-name="T5">Assistance for</text:span></text:p>
              <text:p text:style-name="P6"><text:span text:style-name="T5">1:10</text:span></text:p>
            </text:list-header>
          </text:list>
          <draw:enhanced-geometry svg:viewBox="0 0 0 0" draw:text-areas="0 0 ?f3 ?f2" draw:type="rectangle" draw:enhanced-path="M 0 0 L ?f3 0 ?f3 ?f2 0 ?f2 Z N">
            <draw:equation draw:name="f0" draw:formula="4192/2"/>
            <draw:equation draw:name="f1" draw:formula="2277/2"/>
            <draw:equation draw:name="f2" draw:formula="2277"/>
            <draw:equation draw:name="f3" draw:formula="4192"/>
          </draw:enhanced-geometry>
        </draw:custom-shape>
        <draw:line draw:style-name="gr64" draw:text-style-name="P8" draw:layer="layout" svg:x1="6.019cm" svg:y1="15.205cm" svg:x2="6.028cm" svg:y2="13.141cm">
          <text:p/>
        </draw:line>
        <draw:connector draw:style-name="gr65" draw:text-style-name="P8" draw:layer="layout" draw:type="line" svg:x1="6.023cm" svg:y1="12.214cm" svg:x2="6.017cm" svg:y2="11.574cm" svg:d="M6023 12214l-6-640" svg:viewBox="0 0 7 641">
          <text:p/>
        </draw:connector>
        <draw:custom-shape draw:style-name="gr71" draw:text-style-name="P7" draw:layer="layout" svg:width="3.881cm" svg:height="2.279cm" svg:x="1.521cm" svg:y="12.912cm">
          <text:list text:style-name="L2">
            <text:list-header>
              <text:p text:style-name="P6"><text:span text:style-name="T5">For</text:span></text:p>
              <text:p text:style-name="P6"><text:span text:style-name="T5">device(s)_2</text:span></text:p>
              <text:p text:style-name="P6"><text:span text:style-name="T5">1:10</text:span></text:p>
            </text:list-header>
          </text:list>
          <draw:enhanced-geometry svg:viewBox="0 0 0 0" draw:text-areas="0 0 ?f3 ?f2" draw:type="rectangle" draw:enhanced-path="M 0 0 L ?f3 0 ?f3 ?f2 0 ?f2 Z N">
            <draw:equation draw:name="f0" draw:formula="3881/2"/>
            <draw:equation draw:name="f1" draw:formula="2281/2"/>
            <draw:equation draw:name="f2" draw:formula="2281"/>
            <draw:equation draw:name="f3" draw:formula="3881"/>
          </draw:enhanced-geometry>
        </draw:custom-shape>
        <draw:custom-shape draw:style-name="gr72" draw:text-style-name="P11" draw:layer="layout" svg:width="4.44cm" svg:height="2.279cm" svg:x="20.66cm" svg:y="11.205cm">
          <text:list text:style-name="L2">
            <text:list-header>
              <text:p text:style-name="P10"><text:span text:style-name="T5">Smart life</text:span></text:p>
              <text:p text:style-name="P10"><text:span text:style-name="T5">Services by </text:span></text:p>
              <text:p text:style-name="P10"><text:span text:style-name="T5">category</text:span></text:p>
            </text:list-header>
          </text:list>
          <draw:enhanced-geometry svg:viewBox="0 0 0 0" draw:text-areas="0 0 ?f3 ?f2" draw:type="rectangle" draw:enhanced-path="M 0 0 L ?f3 0 ?f3 ?f2 0 ?f2 Z N">
            <draw:equation draw:name="f0" draw:formula="4441/2"/>
            <draw:equation draw:name="f1" draw:formula="2281/2"/>
            <draw:equation draw:name="f2" draw:formula="2281"/>
            <draw:equation draw:name="f3" draw:formula="4441"/>
          </draw:enhanced-geometry>
        </draw:custom-shape>
        <draw:custom-shape draw:style-name="gr73" draw:text-style-name="P9" draw:layer="layout" svg:width="0.864cm" svg:height="1.023cm" svg:x="21.687cm" svg:y="10.389cm">
          <text:p/>
          <draw:enhanced-geometry svg:viewBox="0 0 0 0" draw:text-areas="?f23 ?f17 ?f24 ?f19" draw:type="" draw:modifiers="50000 50000" draw:enhanced-path="M 0 ?f16 L ?f13 0 ?f13 ?f17 ?f24 ?f17 ?f24 ?f19 ?f13 ?f19 ?f13 ?f25 Z N">
            <draw:equation draw:name="f0" draw:formula="min(867,1023)"/>
            <draw:equation draw:name="f1" draw:formula="-31072*867"/>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f12 "/>
            <draw:equation draw:name="f14" draw:formula="1023*?f6 "/>
            <draw:equation draw:name="f15" draw:formula="?f14 /3392"/>
            <draw:equation draw:name="f16" draw:formula="1023/2"/>
            <draw:equation draw:name="f17" draw:formula="?f16 -?f15 "/>
            <draw:equation draw:name="f18" draw:formula="?f16 +?f15 "/>
            <draw:equation draw:name="f19" draw:formula="?f18 "/>
            <draw:equation draw:name="f20" draw:formula="1023/2"/>
            <draw:equation draw:name="f21" draw:formula="?f17 *?f12 "/>
            <draw:equation draw:name="f22" draw:formula="?f21 /?f20 "/>
            <draw:equation draw:name="f23" draw:formula="?f13 -?f22 "/>
            <draw:equation draw:name="f24" draw:formula="867"/>
            <draw:equation draw:name="f25" draw:formula="1023"/>
            <draw:handle draw:handle-position="?f13 ?f8" draw:handle-range-y-minimum="0" draw:handle-range-y-maximum="100000"/>
            <draw:handle draw:handle-position="?f5 top" draw:handle-range-x-minimum="0" draw:handle-range-x-maximum="?f1"/>
          </draw:enhanced-geometry>
        </draw:custom-shape>
        <draw:custom-shape draw:style-name="gr74" draw:text-style-name="P9" draw:layer="layout" svg:width="0.957cm" svg:height="1.023cm" svg:x="24.245cm" svg:y="10.389cm">
          <text:p/>
          <draw:enhanced-geometry svg:viewBox="0 0 0 0" draw:text-areas="?f23 ?f17 ?f24 ?f19" draw:type="" draw:modifiers="50000 50000" draw:enhanced-path="M 0 ?f16 L ?f13 0 ?f13 ?f17 ?f24 ?f17 ?f24 ?f19 ?f13 ?f19 ?f13 ?f25 Z N">
            <draw:equation draw:name="f0" draw:formula="min(957,1023)"/>
            <draw:equation draw:name="f1" draw:formula="-31072*957"/>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f12 "/>
            <draw:equation draw:name="f14" draw:formula="1023*?f6 "/>
            <draw:equation draw:name="f15" draw:formula="?f14 /3392"/>
            <draw:equation draw:name="f16" draw:formula="1023/2"/>
            <draw:equation draw:name="f17" draw:formula="?f16 -?f15 "/>
            <draw:equation draw:name="f18" draw:formula="?f16 +?f15 "/>
            <draw:equation draw:name="f19" draw:formula="?f18 "/>
            <draw:equation draw:name="f20" draw:formula="1023/2"/>
            <draw:equation draw:name="f21" draw:formula="?f17 *?f12 "/>
            <draw:equation draw:name="f22" draw:formula="?f21 /?f20 "/>
            <draw:equation draw:name="f23" draw:formula="?f13 -?f22 "/>
            <draw:equation draw:name="f24" draw:formula="957"/>
            <draw:equation draw:name="f25" draw:formula="1023"/>
            <draw:handle draw:handle-position="?f13 ?f8" draw:handle-range-y-minimum="0" draw:handle-range-y-maximum="100000"/>
            <draw:handle draw:handle-position="?f5 top" draw:handle-range-x-minimum="0" draw:handle-range-x-maximum="?f1"/>
          </draw:enhanced-geometry>
        </draw:custom-shape>
        <draw:custom-shape draw:style-name="gr75" draw:text-style-name="P11" draw:layer="layout" svg:width="7.223cm" svg:height="2.279cm" svg:x="22.6cm" svg:y="7.761cm">
          <text:list text:style-name="L2">
            <text:list-header>
              <text:p text:style-name="P10"><text:span text:style-name="T5">All smart</text:span></text:p>
              <text:p text:style-name="P10"><text:span text:style-name="T5">Life services</text:span></text:p>
              <text:p text:style-name="P10"><text:span text:style-name="T5">categories</text:span></text:p>
            </text:list-header>
          </text:list>
          <draw:enhanced-geometry svg:viewBox="0 0 0 0" draw:text-areas="0 0 ?f3 ?f2" draw:type="rectangle" draw:enhanced-path="M 0 0 L ?f3 0 ?f3 ?f2 0 ?f2 Z N">
            <draw:equation draw:name="f0" draw:formula="7225/2"/>
            <draw:equation draw:name="f1" draw:formula="2281/2"/>
            <draw:equation draw:name="f2" draw:formula="2281"/>
            <draw:equation draw:name="f3" draw:formula="7225"/>
          </draw:enhanced-geometry>
        </draw:custom-shape>
        <draw:custom-shape draw:style-name="gr76" draw:text-style-name="P11" draw:layer="layout" svg:width="7.223cm" svg:height="0.927cm" svg:x="19.632cm" svg:y="14.654cm">
          <text:list text:style-name="L2">
            <text:list-header>
              <text:p text:style-name="P10"><text:span text:style-name="T5">Highlights</text:span></text:p>
            </text:list-header>
          </text:list>
          <draw:enhanced-geometry svg:viewBox="0 0 0 0" draw:text-areas="0 0 ?f3 ?f2" draw:type="rectangle" draw:enhanced-path="M 0 0 L ?f3 0 ?f3 ?f2 0 ?f2 Z N">
            <draw:equation draw:name="f0" draw:formula="7225/2"/>
            <draw:equation draw:name="f1" draw:formula="925/2"/>
            <draw:equation draw:name="f2" draw:formula="925"/>
            <draw:equation draw:name="f3" draw:formula="7225"/>
          </draw:enhanced-geometry>
        </draw:custom-shape>
        <draw:custom-shape draw:style-name="gr77" draw:text-style-name="P9" draw:layer="layout" svg:width="0.895cm" svg:height="0.962cm" draw:transform="rotate (-3.14159265358979) translate (5.449cm 10.985cm)">
          <text:p/>
          <draw:enhanced-geometry svg:viewBox="0 0 0 0" draw:text-areas="?f23 ?f17 ?f24 ?f19" draw:type="" draw:modifiers="50000 50000" draw:enhanced-path="M 0 ?f16 L ?f13 0 ?f13 ?f17 ?f24 ?f17 ?f24 ?f19 ?f13 ?f19 ?f13 ?f25 Z N">
            <draw:equation draw:name="f0" draw:formula="min(895,964)"/>
            <draw:equation draw:name="f1" draw:formula="-31072*895"/>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f12 "/>
            <draw:equation draw:name="f14" draw:formula="964*?f6 "/>
            <draw:equation draw:name="f15" draw:formula="?f14 /3392"/>
            <draw:equation draw:name="f16" draw:formula="964/2"/>
            <draw:equation draw:name="f17" draw:formula="?f16 -?f15 "/>
            <draw:equation draw:name="f18" draw:formula="?f16 +?f15 "/>
            <draw:equation draw:name="f19" draw:formula="?f18 "/>
            <draw:equation draw:name="f20" draw:formula="964/2"/>
            <draw:equation draw:name="f21" draw:formula="?f17 *?f12 "/>
            <draw:equation draw:name="f22" draw:formula="?f21 /?f20 "/>
            <draw:equation draw:name="f23" draw:formula="?f13 -?f22 "/>
            <draw:equation draw:name="f24" draw:formula="895"/>
            <draw:equation draw:name="f25" draw:formula="964"/>
            <draw:handle draw:handle-position="?f13 ?f8" draw:handle-range-y-minimum="0" draw:handle-range-y-maximum="100000"/>
            <draw:handle draw:handle-position="?f5 top" draw:handle-range-x-minimum="0" draw:handle-range-x-maximum="?f1"/>
          </draw:enhanced-geometry>
        </draw:custom-shape>
        <draw:custom-shape draw:style-name="gr78" draw:text-style-name="P9" draw:layer="layout" svg:width="0.895cm" svg:height="0.961cm" draw:transform="rotate (-3.14159265358979) translate (2.693cm 10.966cm)">
          <text:p/>
          <draw:enhanced-geometry svg:viewBox="0 0 0 0" draw:text-areas="?f23 ?f17 ?f24 ?f19" draw:type="" draw:modifiers="50000 50000" draw:enhanced-path="M 0 ?f16 L ?f13 0 ?f13 ?f17 ?f24 ?f17 ?f24 ?f19 ?f13 ?f19 ?f13 ?f25 Z N">
            <draw:equation draw:name="f0" draw:formula="min(895,964)"/>
            <draw:equation draw:name="f1" draw:formula="-31072*895"/>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f12 "/>
            <draw:equation draw:name="f14" draw:formula="964*?f6 "/>
            <draw:equation draw:name="f15" draw:formula="?f14 /3392"/>
            <draw:equation draw:name="f16" draw:formula="964/2"/>
            <draw:equation draw:name="f17" draw:formula="?f16 -?f15 "/>
            <draw:equation draw:name="f18" draw:formula="?f16 +?f15 "/>
            <draw:equation draw:name="f19" draw:formula="?f18 "/>
            <draw:equation draw:name="f20" draw:formula="964/2"/>
            <draw:equation draw:name="f21" draw:formula="?f17 *?f12 "/>
            <draw:equation draw:name="f22" draw:formula="?f21 /?f20 "/>
            <draw:equation draw:name="f23" draw:formula="?f13 -?f22 "/>
            <draw:equation draw:name="f24" draw:formula="895"/>
            <draw:equation draw:name="f25" draw:formula="964"/>
            <draw:handle draw:handle-position="?f13 ?f8" draw:handle-range-y-minimum="0" draw:handle-range-y-maximum="100000"/>
            <draw:handle draw:handle-position="?f5 top" draw:handle-range-x-minimum="0" draw:handle-range-x-maximum="?f1"/>
          </draw:enhanced-geometry>
        </draw:custom-shape>
        <draw:custom-shape draw:style-name="gr79" draw:text-style-name="P7" draw:layer="layout" svg:width="3.588cm" svg:height="1.603cm" svg:x="2.103cm" svg:y="7.898cm">
          <text:list text:style-name="L2">
            <text:list-header>
              <text:p text:style-name="P6"><text:span text:style-name="T5">Devices by</text:span></text:p>
              <text:p text:style-name="P6"><text:span text:style-name="T5">category</text:span></text:p>
            </text:list-header>
          </text:list>
          <draw:enhanced-geometry svg:viewBox="0 0 0 0" draw:text-areas="0 0 ?f3 ?f2" draw:type="rectangle" draw:enhanced-path="M 0 0 L ?f3 0 ?f3 ?f2 0 ?f2 Z N">
            <draw:equation draw:name="f0" draw:formula="3586/2"/>
            <draw:equation draw:name="f1" draw:formula="1604/2"/>
            <draw:equation draw:name="f2" draw:formula="1604"/>
            <draw:equation draw:name="f3" draw:formula="3586"/>
          </draw:enhanced-geometry>
        </draw:custom-shape>
        <draw:custom-shape draw:style-name="gr80" draw:text-style-name="P7" draw:layer="layout" svg:width="3.52cm" svg:height="1.603cm" svg:x="-0.185cm" svg:y="10.799cm">
          <text:list text:style-name="L2">
            <text:list-header>
              <text:p text:style-name="P6"><text:span text:style-name="T5">All devices</text:span></text:p>
              <text:p text:style-name="P6"><text:span text:style-name="T5">categories</text:span></text:p>
            </text:list-header>
          </text:list>
          <draw:enhanced-geometry svg:viewBox="0 0 0 0" draw:text-areas="0 0 ?f3 ?f2" draw:type="rectangle" draw:enhanced-path="M 0 0 L ?f3 0 ?f3 ?f2 0 ?f2 Z N">
            <draw:equation draw:name="f0" draw:formula="3518/2"/>
            <draw:equation draw:name="f1" draw:formula="1602/2"/>
            <draw:equation draw:name="f2" draw:formula="1602"/>
            <draw:equation draw:name="f3" draw:formula="3518"/>
          </draw:enhanced-geometry>
        </draw:custom-shape>
        <draw:custom-shape draw:style-name="gr77" draw:text-style-name="P9" draw:layer="layout" svg:width="0.895cm" svg:height="0.962cm" draw:transform="rotate (-3.14159265358979) translate (5.449cm 17.088cm)">
          <text:p/>
          <draw:enhanced-geometry svg:viewBox="0 0 0 0" draw:text-areas="?f23 ?f17 ?f24 ?f19" draw:type="" draw:modifiers="50000 50000" draw:enhanced-path="M 0 ?f16 L ?f13 0 ?f13 ?f17 ?f24 ?f17 ?f24 ?f19 ?f13 ?f19 ?f13 ?f25 Z N">
            <draw:equation draw:name="f0" draw:formula="min(895,964)"/>
            <draw:equation draw:name="f1" draw:formula="-31072*895"/>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f12 "/>
            <draw:equation draw:name="f14" draw:formula="964*?f6 "/>
            <draw:equation draw:name="f15" draw:formula="?f14 /3392"/>
            <draw:equation draw:name="f16" draw:formula="964/2"/>
            <draw:equation draw:name="f17" draw:formula="?f16 -?f15 "/>
            <draw:equation draw:name="f18" draw:formula="?f16 +?f15 "/>
            <draw:equation draw:name="f19" draw:formula="?f18 "/>
            <draw:equation draw:name="f20" draw:formula="964/2"/>
            <draw:equation draw:name="f21" draw:formula="?f17 *?f12 "/>
            <draw:equation draw:name="f22" draw:formula="?f21 /?f20 "/>
            <draw:equation draw:name="f23" draw:formula="?f13 -?f22 "/>
            <draw:equation draw:name="f24" draw:formula="895"/>
            <draw:equation draw:name="f25" draw:formula="964"/>
            <draw:handle draw:handle-position="?f13 ?f8" draw:handle-range-y-minimum="0" draw:handle-range-y-maximum="100000"/>
            <draw:handle draw:handle-position="?f5 top" draw:handle-range-x-minimum="0" draw:handle-range-x-maximum="?f1"/>
          </draw:enhanced-geometry>
        </draw:custom-shape>
        <draw:custom-shape draw:style-name="gr77" draw:text-style-name="P9" draw:layer="layout" svg:width="0.895cm" svg:height="0.962cm" draw:transform="rotate (-3.14159265358979) translate (2.693cm 17.066cm)">
          <text:p/>
          <draw:enhanced-geometry svg:viewBox="0 0 0 0" draw:text-areas="?f23 ?f17 ?f24 ?f19" draw:type="" draw:modifiers="50000 50000" draw:enhanced-path="M 0 ?f16 L ?f13 0 ?f13 ?f17 ?f24 ?f17 ?f24 ?f19 ?f13 ?f19 ?f13 ?f25 Z N">
            <draw:equation draw:name="f0" draw:formula="min(895,964)"/>
            <draw:equation draw:name="f1" draw:formula="-31072*895"/>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f12 "/>
            <draw:equation draw:name="f14" draw:formula="964*?f6 "/>
            <draw:equation draw:name="f15" draw:formula="?f14 /3392"/>
            <draw:equation draw:name="f16" draw:formula="964/2"/>
            <draw:equation draw:name="f17" draw:formula="?f16 -?f15 "/>
            <draw:equation draw:name="f18" draw:formula="?f16 +?f15 "/>
            <draw:equation draw:name="f19" draw:formula="?f18 "/>
            <draw:equation draw:name="f20" draw:formula="964/2"/>
            <draw:equation draw:name="f21" draw:formula="?f17 *?f12 "/>
            <draw:equation draw:name="f22" draw:formula="?f21 /?f20 "/>
            <draw:equation draw:name="f23" draw:formula="?f13 -?f22 "/>
            <draw:equation draw:name="f24" draw:formula="895"/>
            <draw:equation draw:name="f25" draw:formula="964"/>
            <draw:handle draw:handle-position="?f13 ?f8" draw:handle-range-y-minimum="0" draw:handle-range-y-maximum="100000"/>
            <draw:handle draw:handle-position="?f5 top" draw:handle-range-x-minimum="0" draw:handle-range-x-maximum="?f1"/>
          </draw:enhanced-geometry>
        </draw:custom-shape>
        <draw:custom-shape draw:style-name="gr81" draw:text-style-name="P7" draw:layer="layout" svg:width="3.681cm" svg:height="2.279cm" svg:x="3.956cm" svg:y="17.004cm">
          <text:list text:style-name="L2">
            <text:list-header>
              <text:p text:style-name="P6"><text:span text:style-name="T5">Assistance</text:span></text:p>
              <text:p text:style-name="P6"><text:span text:style-name="T5">services by</text:span></text:p>
              <text:p text:style-name="P6"><text:span text:style-name="T5">category</text:span></text:p>
            </text:list-header>
          </text:list>
          <draw:enhanced-geometry svg:viewBox="0 0 0 0" draw:text-areas="0 0 ?f3 ?f2" draw:type="rectangle" draw:enhanced-path="M 0 0 L ?f3 0 ?f3 ?f2 0 ?f2 Z N">
            <draw:equation draw:name="f0" draw:formula="3679/2"/>
            <draw:equation draw:name="f1" draw:formula="2278/2"/>
            <draw:equation draw:name="f2" draw:formula="2278"/>
            <draw:equation draw:name="f3" draw:formula="3679"/>
          </draw:enhanced-geometry>
        </draw:custom-shape>
        <draw:custom-shape draw:style-name="gr82" draw:text-style-name="P7" draw:layer="layout" svg:width="4.337cm" svg:height="2.279cm" svg:x="-0.093cm" svg:y="16.898cm">
          <text:list text:style-name="L2">
            <text:list-header>
              <text:p text:style-name="P6"><text:span text:style-name="T5">All assistance</text:span></text:p>
              <text:p text:style-name="P6"><text:span text:style-name="T5">services</text:span></text:p>
              <text:p text:style-name="P6"><text:span text:style-name="T5">categories</text:span></text:p>
            </text:list-header>
          </text:list>
          <draw:enhanced-geometry svg:viewBox="0 0 0 0" draw:text-areas="0 0 ?f3 ?f2" draw:type="rectangle" draw:enhanced-path="M 0 0 L ?f3 0 ?f3 ?f2 0 ?f2 Z N">
            <draw:equation draw:name="f0" draw:formula="4335/2"/>
            <draw:equation draw:name="f1" draw:formula="2278/2"/>
            <draw:equation draw:name="f2" draw:formula="2278"/>
            <draw:equation draw:name="f3" draw:formula="4335"/>
          </draw:enhanced-geometry>
        </draw:custom-shape>
        <draw:custom-shape draw:name="Oval 32" draw:style-name="gr83" draw:text-style-name="P18" draw:layer="layout" svg:width="0.52cm" svg:height="0.411cm" svg:x="5.666cm" svg:y="3.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5.666cm" svg:y="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5.698cm" svg:y="5.0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3.137cm" svg:y="3.7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3.137cm" svg:y="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3.162cm" svg:y="4.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3.162cm" svg:y="5.4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3.147cm" svg:y="6.0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5.741cm" svg:y="9.8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5.724cm" svg:y="10.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6">
          <draw:custom-shape draw:name="Oval 20" draw:style-name="gr84" draw:text-style-name="P14" draw:layer="layout" svg:width="1.307cm" svg:height="1.269cm" svg:x="11.8cm" svg:y="1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3" draw:style-name="gr85" draw:text-style-name="P19" draw:layer="layout" svg:x1="12.061cm" svg:y1="10.977cm" svg:x2="12.846cm" svg:y2="10.979cm">
            <text:p/>
          </draw:line>
          <draw:line draw:name="Straight Connector 24" draw:style-name="gr85" draw:text-style-name="P19" draw:layer="layout" svg:x1="12.061cm" svg:y1="11.293cm" svg:x2="12.846cm" svg:y2="11.294cm">
            <text:p/>
          </draw:line>
          <draw:line draw:name="Straight Connector 25" draw:style-name="gr85" draw:text-style-name="P19" draw:layer="layout" svg:x1="12.061cm" svg:y1="11.545cm" svg:x2="12.846cm" svg:y2="11.546cm">
            <text:p/>
          </draw:line>
        </draw:g>
        <draw:g draw:name="Group 26">
          <draw:custom-shape draw:name="Oval 20" draw:style-name="gr84" draw:text-style-name="P14" draw:layer="layout" svg:width="1.307cm" svg:height="1.269cm" svg:x="11.693cm" svg:y="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3" draw:style-name="gr85" draw:text-style-name="P19" draw:layer="layout" svg:x1="11.954cm" svg:y1="9.577cm" svg:x2="12.739cm" svg:y2="9.579cm">
            <text:p/>
          </draw:line>
          <draw:line draw:name="Straight Connector 24" draw:style-name="gr85" draw:text-style-name="P19" draw:layer="layout" svg:x1="11.954cm" svg:y1="9.893cm" svg:x2="12.739cm" svg:y2="9.894cm">
            <text:p/>
          </draw:line>
          <draw:line draw:name="Straight Connector 25" draw:style-name="gr85" draw:text-style-name="P19" draw:layer="layout" svg:x1="11.954cm" svg:y1="10.145cm" svg:x2="12.739cm" svg:y2="10.146cm">
            <text:p/>
          </draw:line>
        </draw:g>
        <draw:g draw:name="Group 26">
          <draw:custom-shape draw:name="Oval 20" draw:style-name="gr84" draw:text-style-name="P14" draw:layer="layout" svg:width="1.307cm" svg:height="1.269cm" svg:x="7.893cm" svg:y="12.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3" draw:style-name="gr85" draw:text-style-name="P19" draw:layer="layout" svg:x1="8.154cm" svg:y1="12.418cm" svg:x2="8.939cm" svg:y2="12.42cm">
            <text:p/>
          </draw:line>
          <draw:line draw:name="Straight Connector 24" draw:style-name="gr85" draw:text-style-name="P19" draw:layer="layout" svg:x1="8.154cm" svg:y1="12.734cm" svg:x2="8.939cm" svg:y2="12.735cm">
            <text:p/>
          </draw:line>
          <draw:line draw:name="Straight Connector 25" draw:style-name="gr85" draw:text-style-name="P19" draw:layer="layout" svg:x1="8.154cm" svg:y1="12.986cm" svg:x2="8.939cm" svg:y2="12.987cm">
            <text:p/>
          </draw:line>
        </draw:g>
        <draw:g draw:name="Group 26">
          <draw:custom-shape draw:name="Oval 20" draw:style-name="gr84" draw:text-style-name="P14" draw:layer="layout" svg:width="1.307cm" svg:height="1.269cm" svg:x="5.4cm" svg:y="12.1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3" draw:style-name="gr85" draw:text-style-name="P19" draw:layer="layout" svg:x1="5.661cm" svg:y1="12.508cm" svg:x2="6.446cm" svg:y2="12.51cm">
            <text:p/>
          </draw:line>
          <draw:line draw:name="Straight Connector 24" draw:style-name="gr85" draw:text-style-name="P19" draw:layer="layout" svg:x1="5.661cm" svg:y1="12.824cm" svg:x2="6.446cm" svg:y2="12.825cm">
            <text:p/>
          </draw:line>
          <draw:line draw:name="Straight Connector 25" draw:style-name="gr85" draw:text-style-name="P19" draw:layer="layout" svg:x1="5.661cm" svg:y1="13.076cm" svg:x2="6.446cm" svg:y2="13.077cm">
            <text:p/>
          </draw:line>
        </draw:g>
        <draw:custom-shape draw:name="Oval 32" draw:style-name="gr83" draw:text-style-name="P18" draw:layer="layout" svg:width="0.52cm" svg:height="0.411cm" svg:x="15.465cm" svg:y="9.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5.496cm" svg:y="1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5.505cm" svg:y="11.2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5.67cm" svg:y="15.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1">
          <draw:custom-shape draw:name="Oval 30" draw:style-name="gr86" draw:text-style-name="P14" draw:layer="layout" svg:width="1.479cm" svg:height="1.411cm" svg:x="3.055cm" svg:y="9.5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
            <draw:custom-shape draw:name="Oval 26" draw:style-name="gr87" draw:text-style-name="P14" draw:layer="layout" svg:width="1.311cm" svg:height="1.301cm" svg:x="3.142cm" svg:y="9.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7" draw:style-name="gr85" draw:text-style-name="P19" draw:layer="layout" svg:x1="3.404cm" svg:y1="10.262cm" svg:x2="4.191cm" svg:y2="10.263cm">
              <text:p/>
            </draw:line>
            <draw:line draw:name="Straight Connector 28" draw:style-name="gr85" draw:text-style-name="P19" draw:layer="layout" svg:x1="3.404cm" svg:y1="10.459cm" svg:x2="4.191cm" svg:y2="10.461cm">
              <text:p/>
            </draw:line>
            <draw:line draw:name="Straight Connector 29" draw:style-name="gr85" draw:text-style-name="P19" draw:layer="layout" svg:x1="3.404cm" svg:y1="10.658cm" svg:x2="4.191cm" svg:y2="10.659cm">
              <text:p/>
            </draw:line>
          </draw:g>
          <draw:custom-shape draw:name="Chord 25" draw:style-name="gr88" draw:text-style-name="P18" draw:layer="layout" svg:width="1.615cm" svg:height="1.719cm" svg:x="2.985cm" svg:y="9.581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g draw:name="Group 31">
          <draw:custom-shape draw:name="Oval 30" draw:style-name="gr86" draw:text-style-name="P14" draw:layer="layout" svg:width="1.479cm" svg:height="1.411cm" svg:x="2.699cm" svg:y="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
            <draw:custom-shape draw:name="Oval 26" draw:style-name="gr87" draw:text-style-name="P14" draw:layer="layout" svg:width="1.311cm" svg:height="1.301cm" svg:x="2.786cm" svg:y="15.6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7" draw:style-name="gr85" draw:text-style-name="P19" draw:layer="layout" svg:x1="3.048cm" svg:y1="16.288cm" svg:x2="3.835cm" svg:y2="16.289cm">
              <text:p/>
            </draw:line>
            <draw:line draw:name="Straight Connector 28" draw:style-name="gr85" draw:text-style-name="P19" draw:layer="layout" svg:x1="3.048cm" svg:y1="16.485cm" svg:x2="3.835cm" svg:y2="16.487cm">
              <text:p/>
            </draw:line>
            <draw:line draw:name="Straight Connector 29" draw:style-name="gr85" draw:text-style-name="P19" draw:layer="layout" svg:x1="3.048cm" svg:y1="16.684cm" svg:x2="3.835cm" svg:y2="16.685cm">
              <text:p/>
            </draw:line>
          </draw:g>
          <draw:custom-shape draw:name="Chord 25" draw:style-name="gr88" draw:text-style-name="P18" draw:layer="layout" svg:width="1.615cm" svg:height="1.719cm" svg:x="2.629cm" svg:y="15.607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g draw:name="Group 31">
          <draw:custom-shape draw:name="Oval 30" draw:style-name="gr86" draw:text-style-name="P14" draw:layer="layout" svg:width="1.479cm" svg:height="1.411cm" svg:x="22.655cm" svg:y="10.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
            <draw:custom-shape draw:name="Oval 26" draw:style-name="gr87" draw:text-style-name="P14" draw:layer="layout" svg:width="1.311cm" svg:height="1.301cm" svg:x="22.742cm" svg:y="10.0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7" draw:style-name="gr85" draw:text-style-name="P19" draw:layer="layout" svg:x1="23.004cm" svg:y1="10.728cm" svg:x2="23.791cm" svg:y2="10.729cm">
              <text:p/>
            </draw:line>
            <draw:line draw:name="Straight Connector 28" draw:style-name="gr85" draw:text-style-name="P19" draw:layer="layout" svg:x1="23.004cm" svg:y1="10.925cm" svg:x2="23.791cm" svg:y2="10.927cm">
              <text:p/>
            </draw:line>
            <draw:line draw:name="Straight Connector 29" draw:style-name="gr85" draw:text-style-name="P19" draw:layer="layout" svg:x1="23.004cm" svg:y1="11.124cm" svg:x2="23.791cm" svg:y2="11.125cm">
              <text:p/>
            </draw:line>
          </draw:g>
          <draw:custom-shape draw:name="Chord 25" draw:style-name="gr88" draw:text-style-name="P18" draw:layer="layout" svg:width="1.615cm" svg:height="1.719cm" svg:x="22.585cm" svg:y="10.047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g draw:name="Group 11">
          <draw:g draw:name="Group 4">
            <draw:custom-shape draw:name="Oval 5" draw:style-name="gr89" draw:text-style-name="P14" draw:layer="layout" svg:width="1.455cm" svg:height="1.358cm" svg:x="25.48cm" svg:y="10.0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 draw:style-name="gr85" draw:text-style-name="P19" draw:layer="layout" svg:x1="25.771cm" svg:y1="10.675cm" svg:x2="26.644cm" svg:y2="10.676cm">
              <text:p/>
            </draw:line>
            <draw:line draw:name="Straight Connector 7" draw:style-name="gr85" draw:text-style-name="P19" draw:layer="layout" svg:x1="25.771cm" svg:y1="10.881cm" svg:x2="26.644cm" svg:y2="10.882cm">
              <text:p/>
            </draw:line>
            <draw:line draw:name="Straight Connector 8" draw:style-name="gr85" draw:text-style-name="P19" draw:layer="layout" svg:x1="25.771cm" svg:y1="11.088cm" svg:x2="26.644cm" svg:y2="11.09cm">
              <text:p/>
            </draw:line>
          </draw:g>
          <draw:custom-shape draw:name="Chord 9" draw:style-name="gr90" draw:text-style-name="P18" draw:layer="layout" svg:width="1.592cm" svg:height="1.795cm" svg:x="25.408cm" svg:y="10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g draw:name="Group 11">
          <draw:g draw:name="Group 4">
            <draw:custom-shape draw:name="Oval 5" draw:style-name="gr89" draw:text-style-name="P14" draw:layer="layout" svg:width="1.455cm" svg:height="1.358cm" svg:x="22.48cm" svg:y="13.4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 draw:style-name="gr85" draw:text-style-name="P19" draw:layer="layout" svg:x1="22.771cm" svg:y1="14.159cm" svg:x2="23.644cm" svg:y2="14.16cm">
              <text:p/>
            </draw:line>
            <draw:line draw:name="Straight Connector 7" draw:style-name="gr85" draw:text-style-name="P19" draw:layer="layout" svg:x1="22.771cm" svg:y1="14.365cm" svg:x2="23.644cm" svg:y2="14.366cm">
              <text:p/>
            </draw:line>
            <draw:line draw:name="Straight Connector 8" draw:style-name="gr85" draw:text-style-name="P19" draw:layer="layout" svg:x1="22.771cm" svg:y1="14.572cm" svg:x2="23.644cm" svg:y2="14.574cm">
              <text:p/>
            </draw:line>
          </draw:g>
          <draw:custom-shape draw:name="Chord 9" draw:style-name="gr90" draw:text-style-name="P18" draw:layer="layout" svg:width="1.592cm" svg:height="1.795cm" svg:x="22.408cm" svg:y="13.484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g draw:name="Group 11">
          <draw:g draw:name="Group 4">
            <draw:custom-shape draw:name="Oval 5" draw:style-name="gr89" draw:text-style-name="P14" draw:layer="layout" svg:width="1.455cm" svg:height="1.358cm" svg:x="0.072cm" svg:y="15.6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 draw:style-name="gr85" draw:text-style-name="P19" draw:layer="layout" svg:x1="0.363cm" svg:y1="16.28cm" svg:x2="1.236cm" svg:y2="16.281cm">
              <text:p/>
            </draw:line>
            <draw:line draw:name="Straight Connector 7" draw:style-name="gr85" draw:text-style-name="P19" draw:layer="layout" svg:x1="0.363cm" svg:y1="16.486cm" svg:x2="1.236cm" svg:y2="16.487cm">
              <text:p/>
            </draw:line>
            <draw:line draw:name="Straight Connector 8" draw:style-name="gr85" draw:text-style-name="P19" draw:layer="layout" svg:x1="0.363cm" svg:y1="16.693cm" svg:x2="1.236cm" svg:y2="16.695cm">
              <text:p/>
            </draw:line>
          </draw:g>
          <draw:custom-shape draw:name="Chord 9" draw:style-name="gr90" draw:text-style-name="P18" draw:layer="layout" svg:width="1.592cm" svg:height="1.795cm" svg:x="0cm" svg:y="15.605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g draw:name="Group 11">
          <draw:g draw:name="Group 4">
            <draw:custom-shape draw:name="Oval 5" draw:style-name="gr89" draw:text-style-name="P14" draw:layer="layout" svg:width="1.455cm" svg:height="1.358cm" svg:x="0.072cm" svg:y="9.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 draw:style-name="gr85" draw:text-style-name="P19" draw:layer="layout" svg:x1="0.363cm" svg:y1="10.275cm" svg:x2="1.236cm" svg:y2="10.276cm">
              <text:p/>
            </draw:line>
            <draw:line draw:name="Straight Connector 7" draw:style-name="gr85" draw:text-style-name="P19" draw:layer="layout" svg:x1="0.363cm" svg:y1="10.481cm" svg:x2="1.236cm" svg:y2="10.482cm">
              <text:p/>
            </draw:line>
            <draw:line draw:name="Straight Connector 8" draw:style-name="gr85" draw:text-style-name="P19" draw:layer="layout" svg:x1="0.363cm" svg:y1="10.688cm" svg:x2="1.236cm" svg:y2="10.69cm">
              <text:p/>
            </draw:line>
          </draw:g>
          <draw:custom-shape draw:name="Chord 9" draw:style-name="gr90" draw:text-style-name="P18" draw:layer="layout" svg:width="1.592cm" svg:height="1.795cm" svg:x="0cm" svg:y="9.6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custom-shape draw:name="Left Arrow 74" draw:style-name="gr91" draw:text-style-name="P14" draw:layer="layout" svg:width="1cm" svg:height="1.078cm" draw:transform="rotate (-3.14159265358979) translate (5.554cm 10.878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74" draw:style-name="gr91" draw:text-style-name="P14" draw:layer="layout" svg:width="1cm" svg:height="1.078cm" draw:transform="rotate (-3.14159265358979) translate (2.798cm 10.878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74" draw:style-name="gr91" draw:text-style-name="P14" draw:layer="layout" svg:width="1cm" svg:height="1.078cm" draw:transform="rotate (-3.14159265358979) translate (5.4cm 16.898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74" draw:style-name="gr91" draw:text-style-name="P14" draw:layer="layout" svg:width="1cm" svg:height="1.078cm" draw:transform="rotate (-3.14159265358979) translate (2.693cm 16.83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74" draw:style-name="gr92" draw:text-style-name="P14" draw:layer="layout" svg:width="1.221cm" svg:height="1.145cm" svg:x="21.364cm" svg:y="10.092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74" draw:style-name="gr92" draw:text-style-name="P14" draw:layer="layout" svg:width="1.221cm" svg:height="1.145cm" svg:x="24.2cm" svg:y="10.2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4.843cm" svg:height="11.13cm" svg:x="3.074cm" svg:y="2.258cm" draw:page-number="3" presentation:class="page"/>
          <draw:frame presentation:style-name="pr5" draw:text-style-name="P3" draw:layer="layout" svg:width="16.797cm" svg:height="13.361cm" svg:x="2.098cm" svg:y="14.106cm">
            <draw:text-box>
              <text:p/>
            </draw:text-box>
          </draw:frame>
        </presentation:notes>
      </draw:page>
      <draw:page draw:name="page4" draw:style-name="dp3" draw:master-page-name="Predefinito" presentation:presentation-page-layout-name="AL1T1">
        <draw:frame presentation:style-name="pr6" draw:layer="layout" svg:width="25.188cm" svg:height="1.863cm" svg:x="1.398cm" svg:y="0.587cm" presentation:class="title" presentation:user-transformed="true">
          <draw:text-box>
            <text:p>P-IDM</text:p>
          </draw:text-box>
        </draw:frame>
        <draw:custom-shape draw:name="Snip Single Corner Rectangle 86" draw:style-name="gr93" draw:text-style-name="P21" draw:layer="layout" svg:width="1.896cm" svg:height="2.235cm" svg:x="11.521cm" svg:y="2.665cm">
          <text:p text:style-name="P20">H</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Quad Arrow 194" draw:style-name="gr94" draw:text-style-name="P18" draw:layer="layout" svg:width="1.227cm" svg:height="1.12cm" svg:x="12.573cm" svg:y="2.154cm">
          <text:p/>
          <draw:enhanced-geometry draw:mirror-horizontal="false" draw:mirror-vertical="false" draw:text-areas="?f22 ?f19 ?f23 ?f20" svg:viewBox="0 0 0 0" draw:type="ooxml-quadArrow" draw:modifiers="22500 22500 22500" draw:enhanced-path="M 0 ?f16 L ?f7 ?f17 ?f7 ?f19 ?f13 ?f19 ?f13 ?f7 ?f10 ?f7 ?f9 0 ?f11 ?f7 ?f14 ?f7 ?f14 ?f19 ?f15 ?f19 ?f15 ?f17 ?f24 ?f16 ?f15 ?f18 ?f15 ?f20 ?f14 ?f20 ?f14 ?f21 ?f11 ?f21 ?f9 ?f25 ?f10 ?f21 ?f13 ?f21 ?f13 ?f20 ?f7 ?f20 ?f7 ?f18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logheight/2"/>
            <draw:equation draw:name="f17" draw:formula="?f16 +0-?f8 "/>
            <draw:equation draw:name="f18" draw:formula="?f16 +?f8 -0"/>
            <draw:equation draw:name="f19" draw:formula="?f16 +0-?f12 "/>
            <draw:equation draw:name="f20" draw:formula="?f16 +?f12 -0"/>
            <draw:equation draw:name="f21" draw:formula="logheight+0-?f7 "/>
            <draw:equation draw:name="f22" draw:formula="?f12 *?f7 /?f8 "/>
            <draw:equation draw:name="f23" draw:formula="logwidth+0-?f22 "/>
            <draw:equation draw:name="f24" draw:formula="logwidth"/>
            <draw:equation draw:name="f25" draw:formula="logheight"/>
            <draw:handle draw:handle-position="?f13 ?f7" draw:handle-range-x-maximum="?f1" draw:handle-range-x-minimum="0"/>
            <draw:handle draw:handle-position="?f10 0" draw:handle-range-x-maximum="50000" draw:handle-range-x-minimum="0"/>
            <draw:handle draw:handle-position="?f24 ?f7" draw:handle-range-y-maximum="?f4" draw:handle-range-y-minimum="0"/>
          </draw:enhanced-geometry>
        </draw:custom-shape>
        <draw:custom-shape draw:name="Shape 54" draw:style-name="gr95" draw:text-style-name="P19" draw:layer="layout" svg:width="7.989cm" svg:height="1.354cm" draw:transform="rotate (-3.14159265358979) translate (11.589cm 4.644cm)">
          <text:p/>
          <draw:enhanced-geometry draw:mirror-horizontal="false" draw:mirror-vertical="true" draw:text-areas="0 0 ?f2 ?f3" svg:viewBox="0 0 0 0" draw:type="ooxml-bentConnector3" draw:modifiers="1000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54" draw:style-name="gr96" draw:text-style-name="P19" draw:layer="layout" svg:width="13.134cm" svg:height="1.512cm" svg:x="13.544cm" svg:y="3.488cm">
          <text:p/>
          <draw:enhanced-geometry draw:mirror-horizontal="false" draw:mirror-vertical="false" draw:text-areas="0 0 ?f2 ?f3" svg:viewBox="0 0 0 0" draw:type="ooxml-bentConnector3" draw:modifiers="999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23" draw:style-name="gr97" draw:text-style-name="P14" draw:layer="layout" svg:width="6.635cm" svg:height="7.864cm" svg:x="0.678cm" svg:y="4.6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8" draw:text-style-name="P18" draw:layer="layout" svg:width="1.507cm" svg:height="0.554cm" svg:x="5.499cm" svg:y="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Quad Arrow 121" draw:style-name="gr99" draw:text-style-name="P18" draw:layer="layout" svg:width="1.749cm" svg:height="1.689cm" svg:x="0.1cm" svg:y="4.239cm">
          <text:p/>
          <draw:enhanced-geometry draw:mirror-horizontal="false" draw:mirror-vertical="false" draw:text-areas="?f22 ?f19 ?f23 ?f20" svg:viewBox="0 0 0 0" draw:type="ooxml-quadArrow" draw:modifiers="22500 22500 22500" draw:enhanced-path="M 0 ?f16 L ?f7 ?f17 ?f7 ?f19 ?f13 ?f19 ?f13 ?f7 ?f10 ?f7 ?f9 0 ?f11 ?f7 ?f14 ?f7 ?f14 ?f19 ?f15 ?f19 ?f15 ?f17 ?f24 ?f16 ?f15 ?f18 ?f15 ?f20 ?f14 ?f20 ?f14 ?f21 ?f11 ?f21 ?f9 ?f25 ?f10 ?f21 ?f13 ?f21 ?f13 ?f20 ?f7 ?f20 ?f7 ?f18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logheight/2"/>
            <draw:equation draw:name="f17" draw:formula="?f16 +0-?f8 "/>
            <draw:equation draw:name="f18" draw:formula="?f16 +?f8 -0"/>
            <draw:equation draw:name="f19" draw:formula="?f16 +0-?f12 "/>
            <draw:equation draw:name="f20" draw:formula="?f16 +?f12 -0"/>
            <draw:equation draw:name="f21" draw:formula="logheight+0-?f7 "/>
            <draw:equation draw:name="f22" draw:formula="?f12 *?f7 /?f8 "/>
            <draw:equation draw:name="f23" draw:formula="logwidth+0-?f22 "/>
            <draw:equation draw:name="f24" draw:formula="logwidth"/>
            <draw:equation draw:name="f25" draw:formula="logheight"/>
            <draw:handle draw:handle-position="?f13 ?f7" draw:handle-range-x-maximum="?f1" draw:handle-range-x-minimum="0"/>
            <draw:handle draw:handle-position="?f10 0" draw:handle-range-x-maximum="50000" draw:handle-range-x-minimum="0"/>
            <draw:handle draw:handle-position="?f24 ?f7" draw:handle-range-y-maximum="?f4" draw:handle-range-y-minimum="0"/>
          </draw:enhanced-geometry>
        </draw:custom-shape>
        <draw:custom-shape draw:name="Snip Single Corner Rectangle 28" draw:style-name="gr100" draw:text-style-name="P23" draw:layer="layout" svg:width="2.067cm" svg:height="2.704cm" svg:x="3.408cm" svg:y="4.867cm">
          <text:p text:style-name="P22"><text:span text:style-name="T9">Innovation </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2" draw:style-name="gr101" draw:text-style-name="P23" draw:layer="layout" svg:width="2.067cm" svg:height="1.836cm" svg:x="3.399cm" svg:y="8.02cm">
          <text:p text:style-name="P22"><text:span text:style-name="T9">Testimonials</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5" draw:style-name="gr102" draw:text-style-name="P23" draw:layer="layout" svg:width="2.067cm" svg:height="1.836cm" svg:x="3.396cm" svg:y="10.153cm">
          <text:p text:style-name="P22"><text:span text:style-name="T9">Project</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TextBox 50" draw:style-name="gr103" draw:text-style-name="P16" draw:layer="layout" svg:width="3.161cm" svg:height="1.773cm" svg:x="0.424cm" svg:y="10.813cm">
          <text:p text:style-name="P24"><text:span text:style-name="T10">Who we 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 draw:style-name="gr104" draw:text-style-name="P19" draw:layer="layout" svg:width="1.025cm" svg:height="0.806cm" svg:x="5.101cm" svg:y="4.177cm">
          <text:p/>
          <draw:enhanced-geometry draw:mirror-horizontal="true" draw:mirror-vertical="false" svg:viewBox="0 0 21600 21600" draw:type="mso-spt32" draw:enhanced-path="M 0 0 L 21600 21600 N"/>
        </draw:custom-shape>
        <draw:custom-shape draw:name="Oval 94" draw:style-name="gr105" draw:text-style-name="P18" draw:layer="layout" svg:width="0.569cm" svg:height="0.494cm" svg:x="3.408cm" svg:y="5.1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106" draw:text-style-name="P16" draw:layer="layout" svg:width="12.176cm" svg:height="1.775cm" svg:x="0.024cm" svg:y="14.513cm">
          <text:p text:style-name="P24"><text:span text:style-name="T11">TODO</text:span><text:span text:style-name="T10"> Set the righ index for ea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38cm" svg:height="11.126cm" svg:x="3.074cm" svg:y="2.258cm" draw:page-number="4" presentation:class="page"/>
          <draw:frame presentation:style-name="pr7" draw:text-style-name="P25" draw:layer="layout" svg:width="16.792cm" svg:height="13.357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71a6da" draw:end-color="#549ada" draw:start-intensity="100%" draw:end-intensity="100%" draw:angle="0" draw:border="0%"/>
    <draw:marker draw:name="Arrow" svg:viewBox="0 0 20 30" svg:d="M10 0l-10 30h20z"/>
    <draw:marker draw:name="Arrowhead_20_2" draw:display-name="Arrowhead 2" svg:viewBox="0 0 450 450" svg:d="M225 0l225 409-68 41-157-288-158 288-67-41z"/>
    <draw:marker draw:name="Arrowhead_20_3" draw:display-name="Arrowhead 3" svg:viewBox="0 0 450 450" svg:d="M225 0l225 409-68 41-157-288-158 288-67-41z"/>
    <draw:marker draw:name="Arrowhead_20_4" draw:display-name="Arrowhead 4" svg:viewBox="0 0 450 450" svg:d="M225 0l225 409-68 41-157-288-158 288-67-41z"/>
    <draw:marker draw:name="msArrowEnd_20_5" draw:display-name="msArrowEnd 5" svg:viewBox="0 0 213 213" svg:d="M107 0l106 213h-213z"/>
    <draw:marker draw:name="msArrowOpenEnd_20_5" draw:display-name="msArrowOpenEnd 5" svg:viewBox="0 0 315 315" svg:d="M158 0l157 287-47 28-110-202-111 202-47-28z"/>
    <draw:stroke-dash draw:name="Dash_20_4" draw:display-name="Dash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draw:textarea-horizontal-align="center" draw:textarea-vertical-align="middle" draw:shadow-color="#808080"/>
      <style:paragraph-properties fo:text-align="center"/>
    </style:style>
    <style:style style:name="Predefinito-backgroundobjects" style:family="presentation">
      <style:graphic-properties draw:textarea-horizontal-align="left" draw:textarea-vertical-align="top" fo:padding-top="0cm" fo:padding-bottom="0cm" fo:padding-left="0cm" fo:padding-right="0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left" draw:textarea-vertical-align="top" draw:auto-grow-height="false" draw:fit-to-size="shrink-to-fit" fo:padding-top="0.068cm" fo:padding-bottom="0cm" fo:padding-left="0cm" fo:padding-right="0cm">
        <text:list-style style:name="Predefinit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4%"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2.063cm" fo:margin-right="0cm" fo:margin-top="0.401cm" fo:margin-bottom="0cm" fo:line-height="94%"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Predefinito-outline3" style:family="presentation" style:parent-style-name="Predefinito-outline2">
      <style:paragraph-properties fo:margin-left="3.175cm" fo:margin-right="0cm" fo:margin-top="0.299cm" fo:margin-bottom="0cm" fo:line-height="94%"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Predefinito-outline4" style:family="presentation" style:parent-style-name="Predefinito-outline3">
      <style:paragraph-properties fo:margin-left="4.445cm" fo:margin-right="0cm" fo:margin-top="0.202cm" fo:margin-bottom="0cm" fo:line-height="94%"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Predefinito-outline5" style:family="presentation" style:parent-style-name="Predefinito-outline4">
      <style:paragraph-properties fo:margin-left="5.715cm" fo:margin-right="0cm" fo:margin-top="0.101cm" fo:margin-bottom="0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Predefinito-outline6" style:family="presentation" style:parent-style-name="Predefinito-outline5">
      <style:paragraph-properties fo:margin-left="5.715cm" fo:margin-right="0cm" fo:margin-top="0.101cm" fo:margin-bottom="0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Predefinito-outline7" style:family="presentation" style:parent-style-name="Predefinito-outline6">
      <style:paragraph-properties fo:margin-left="5.715cm" fo:margin-right="0cm" fo:margin-top="0.101cm" fo:margin-bottom="0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Predefinito-outline8" style:family="presentation" style:parent-style-name="Predefinito-outline7">
      <style:paragraph-properties fo:margin-left="5.715cm" fo:margin-right="0cm" fo:margin-top="0.101cm" fo:margin-bottom="0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Predefinito-outline9" style:family="presentation" style:parent-style-name="Predefinito-outline8">
      <style:paragraph-properties fo:margin-left="5.715cm" fo:margin-right="0cm" fo:margin-top="0.101cm" fo:margin-bottom="0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justify" draw:textarea-vertical-align="middle" fo:padding-top="0cm" fo:padding-bottom="0cm" fo:padding-left="0cm" fo:padding-right="0cm">
        <text:list-style style:name="Predefinit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left" draw:textarea-vertical-align="top" draw:auto-grow-height="false" draw:auto-grow-width="false" fo:min-height="1.478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right" draw:textarea-vertical-align="top" draw:auto-grow-height="false" draw:auto-grow-width="false" fo:min-height="1.478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left" draw:textarea-vertical-align="bottom" draw:auto-grow-height="false" draw:auto-grow-width="false" fo:min-height="1.479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479cm" fo:min-width="0cm" fo:padding-top="0cm" fo:padding-bottom="0cm" fo:padding-left="0cm" fo:padding-right="0cm" fo:wrap-option="wrap" draw:shadow-color="#808080"/>
    </style:style>
    <style:style style:name="Mpr1" style:family="presentation" style:parent-style-name="Predefinito-backgroundobjects">
      <style:graphic-properties draw:stroke="none" draw:fill="none" draw:fill-color="#ffffff" draw:auto-grow-height="false" draw:auto-grow-width="false" fo:min-height="1.439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language-asian="it" style:country-asian="IT" style:language-complex="it" style:country-complex="IT"/>
    </style:style>
    <style:style style:name="MT3" style:family="text">
      <style:text-properties fo:color="#000000" style:font-name="Times New Roman" fo:font-size="14pt" fo:language="it" fo:country="IT" style:font-name-asian="DejaVu Sans1" style:font-size-asian="14pt" style:language-asian="it" style:country-asian="IT" style:font-name-complex="DejaVu Sans1" style:font-size-complex="14pt" style:language-complex="it" style:country-complex="I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88cm" svg:height="3.497cm" svg:x="1.398cm" svg:y="0.837cm" presentation:class="title" presentation:placeholder="true">
        <draw:text-box/>
      </draw:frame>
      <draw:frame presentation:style-name="Predefinito-outline1" draw:layer="backgroundobjects" svg:width="25.188cm" svg:height="12.171cm" svg:x="1.398cm" svg:y="4.911cm" presentation:class="outline" presentation:placeholder="true">
        <draw:text-box/>
      </draw:frame>
      <draw:frame presentation:style-name="Mpr1" draw:text-style-name="MP5" draw:layer="backgroundobjects" svg:width="6.513cm" svg:height="1.438cm" svg:x="1.397cm" svg:y="19.129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868cm" svg:height="1.438cm" svg:x="9.578cm" svg:y="19.129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514cm" svg:height="1.438cm" svg:x="20.077cm" svg:y="19.129cm" presentation:class="page-number">
        <draw:text-box>
          <text:list text:style-name="ML1">
            <text:list-header>
              <text:p><text:span text:style-name="MT2"><text:page-number>&lt;numero&gt;</text:page-number></text:span></text:p>
            </text:list-header>
          </text:list>
        </draw:text-box>
      </draw:frame>
      <presentation:notes style:page-layout-name="PM0">
        <draw:rect draw:style-name="Mgr3" draw:text-style-name="MP6" draw:layer="backgroundobjects" svg:width="21cm" svg:height="29.7cm" svg:x="0cm" svg:y="0cm">
          <text:p/>
        </draw:rect>
        <draw:custom-shape draw:style-name="Mgr4" draw:text-style-name="MP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finito-title" draw:layer="backgroundobjects" svg:width="14.838cm" svg:height="11.126cm" svg:x="3.074cm" svg:y="2.258cm" presentation:class="page"/>
        <draw:frame presentation:style-name="Predefinito-notes" draw:layer="backgroundobjects" svg:width="16.792cm" svg:height="13.357cm" svg:x="2.099cm" svg:y="14.106cm" presentation:class="notes" presentation:placeholder="true">
          <draw:text-box/>
        </draw:frame>
        <draw:frame draw:style-name="Mgr5" draw:text-style-name="MP9" draw:layer="backgroundobjects" svg:width="9.106cm" svg:height="1.477cm" svg:x="0cm" svg:y="-0.001cm" presentation:class="header">
          <draw:text-box>
            <text:list text:style-name="ML1">
              <text:list-header>
                <text:p text:style-name="MP8"><text:span text:style-name="MT3"><presentation:header/></text:span></text:p>
              </text:list-header>
            </text:list>
          </draw:text-box>
        </draw:frame>
        <draw:frame draw:style-name="Mgr6" draw:text-style-name="MP11" draw:layer="backgroundobjects" svg:width="9.106cm" svg:height="1.477cm" svg:x="11.884cm" svg:y="-0.001cm" presentation:class="date-time">
          <draw:text-box>
            <text:list text:style-name="ML1">
              <text:list-header>
                <text:p text:style-name="MP10"><text:span text:style-name="MT3"><presentation:date-time/></text:span></text:p>
              </text:list-header>
            </text:list>
          </draw:text-box>
        </draw:frame>
        <draw:frame draw:style-name="Mgr7" draw:text-style-name="MP9" draw:layer="backgroundobjects" svg:width="9.106cm" svg:height="1.478cm" svg:x="0cm" svg:y="28.213cm" presentation:class="footer">
          <draw:text-box>
            <text:list text:style-name="ML1">
              <text:list-header>
                <text:p text:style-name="MP8"><text:span text:style-name="MT3"><presentation:footer/></text:span></text:p>
              </text:list-header>
            </text:list>
          </draw:text-box>
        </draw:frame>
        <draw:frame draw:style-name="Mgr8" draw:text-style-name="MP11" draw:layer="backgroundobjects" svg:width="9.106cm" svg:height="1.478cm" svg:x="11.884cm" svg:y="28.213cm" presentation:class="page-number">
          <draw:text-box>
            <text:list text:style-name="ML1">
              <text:list-header>
                <text:p text:style-name="MP10"><text:span text:style-name="MT3"><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4T12:58:52.323583700</meta:creation-date>
    <dc:date>2016-04-11T13:32:48.195284459</dc:date>
    <meta:editing-cycles>72</meta:editing-cycles>
    <meta:editing-duration>PT22H3M55S</meta:editing-duration>
    <meta:generator>LibreOffice/5.0.5.2$Linux_X86_64 LibreOffice_project/00m0$Build-2</meta:generator>
    <meta:document-statistic meta:object-count="265"/>
  </office:meta>
</office:document-meta>
</file>